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" style:family="table">
      <style:table-properties style:width="4.233cm" fo:margin-left="0cm" table:align="left"/>
    </style:style>
    <style:style style:name="Tableau40.A" style:family="table-column">
      <style:table-column-properties style:column-width="2.117cm"/>
    </style:style>
    <style:style style:name="Tableau40.1" style:family="table-row">
      <style:table-row-properties style:min-row-height="0.529cm"/>
    </style:style>
    <style:style style:name="Tableau40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499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G" style:family="table-column">
      <style:table-column-properties style:column-width="2.124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Standard">
      <style:text-properties fo:language="en" fo:country="US" officeooo:paragraph-rsid="003eb940"/>
    </style:style>
    <style:style style:name="P3" style:family="paragraph" style:parent-style-name="Normal">
      <style:paragraph-properties fo:margin-top="0cm" fo:margin-bottom="0cm" style:contextual-spacing="false" fo:line-height="115%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6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3eb940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eb940" style:font-name-asian="Times New Roman" style:language-asian="fr" style:country-asian="FR" style:font-name-complex="Times New Roman"/>
    </style:style>
    <style:style style:name="P37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3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3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40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41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42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3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5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46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47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48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49" style:family="paragraph" style:parent-style-name="Normal">
      <style:paragraph-properties fo:line-height="115%"/>
      <style:text-properties fo:language="en" fo:country="US" style:font-name-asian="Yu Mincho"/>
    </style:style>
    <style:style style:name="P50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51" style:family="paragraph" style:parent-style-name="Normal">
      <style:paragraph-properties fo:line-height="115%"/>
      <style:text-properties fo:language="en" fo:country="US"/>
    </style:style>
    <style:style style:name="P52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3" style:family="paragraph" style:parent-style-name="Normal">
      <style:paragraph-properties fo:line-height="115%"/>
      <style:text-properties fo:language="en" fo:country="US" officeooo:paragraph-rsid="000e6da7"/>
    </style:style>
    <style:style style:name="P54" style:family="paragraph" style:parent-style-name="Normal">
      <style:paragraph-properties fo:line-height="115%"/>
      <style:text-properties fo:language="en" fo:country="US" officeooo:paragraph-rsid="00200688"/>
    </style:style>
    <style:style style:name="P55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6" style:family="paragraph" style:parent-style-name="Normal">
      <style:paragraph-properties fo:line-height="115%"/>
    </style:style>
    <style:style style:name="P57" style:family="paragraph" style:parent-style-name="Normal">
      <style:paragraph-properties fo:line-height="115%"/>
      <style:text-properties officeooo:paragraph-rsid="000e6da7"/>
    </style:style>
    <style:style style:name="P58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59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60" style:family="paragraph" style:parent-style-name="Normal">
      <style:paragraph-properties fo:line-height="115%"/>
      <style:text-properties officeooo:paragraph-rsid="0014bb39"/>
    </style:style>
    <style:style style:name="P61" style:family="paragraph" style:parent-style-name="Normal">
      <style:paragraph-properties fo:line-height="115%"/>
      <style:text-properties officeooo:paragraph-rsid="00157766"/>
    </style:style>
    <style:style style:name="P62" style:family="paragraph" style:parent-style-name="Normal">
      <style:paragraph-properties fo:line-height="115%"/>
      <style:text-properties officeooo:paragraph-rsid="00200688"/>
    </style:style>
    <style:style style:name="P63" style:family="paragraph" style:parent-style-name="Normal">
      <style:paragraph-properties fo:line-height="115%"/>
      <style:text-properties officeooo:paragraph-rsid="00310266"/>
    </style:style>
    <style:style style:name="P64" style:family="paragraph" style:parent-style-name="Normal">
      <style:paragraph-properties fo:line-height="115%"/>
      <style:text-properties officeooo:paragraph-rsid="003518b1"/>
    </style:style>
    <style:style style:name="P65" style:family="paragraph" style:parent-style-name="Normal">
      <style:paragraph-properties fo:line-height="115%"/>
      <style:text-properties officeooo:paragraph-rsid="0035af01"/>
    </style:style>
    <style:style style:name="P66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67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68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69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70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1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2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3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4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75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7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78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79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80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81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2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83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84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5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6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87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88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89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90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34e4d9"/>
    </style:style>
    <style:style style:name="P91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92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93" style:family="paragraph" style:parent-style-name="Normal">
      <style:paragraph-properties fo:line-height="115%" fo:break-before="page"/>
    </style:style>
    <style:style style:name="P94" style:family="paragraph" style:parent-style-name="Normal">
      <style:paragraph-properties fo:line-height="115%" fo:break-before="page"/>
      <style:text-properties officeooo:paragraph-rsid="000e6da7"/>
    </style:style>
    <style:style style:name="P9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96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97" style:family="paragraph" style:parent-style-name="Heading_20_1">
      <style:paragraph-properties fo:line-height="115%"/>
      <style:text-properties fo:language="en" fo:country="US"/>
    </style:style>
    <style:style style:name="P98" style:family="paragraph" style:parent-style-name="Heading_20_1">
      <style:paragraph-properties fo:line-height="115%"/>
      <style:text-properties style:font-name="Calibri Light" fo:font-size="24pt" fo:letter-spacing="-0.018cm" fo:language="en" fo:country="US" fo:font-weight="250" officeooo:rsid="003abe14" officeooo:paragraph-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99" style:family="paragraph" style:parent-style-name="Heading_20_1">
      <style:paragraph-properties fo:line-height="115%" fo:break-before="page"/>
      <style:text-properties fo:language="en" fo:country="US"/>
    </style:style>
    <style:style style:name="P100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101" style:family="paragraph" style:parent-style-name="Paragraphe_20_de_20_liste" style:list-style-name="L1">
      <style:paragraph-properties fo:line-height="115%"/>
    </style:style>
    <style:style style:name="P102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03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04" style:family="paragraph">
      <style:paragraph-properties fo:text-align="center"/>
    </style:style>
    <style:style style:name="T1" style:family="text">
      <style:text-properties style:use-window-font-color="true" loext:opacity="0%" style:font-name="Calibri Light1"/>
    </style:style>
    <style:style style:name="T2" style:family="text">
      <style:text-properties style:use-window-font-color="true" loext:opacity="0%" style:font-name="Calibri Light1" officeooo:rsid="001c1c5b"/>
    </style:style>
    <style:style style:name="T3" style:family="text">
      <style:text-properties style:use-window-font-color="true" loext:opacity="0%" style:font-name="Calibri Light1" officeooo:rsid="0021a597"/>
    </style:style>
    <style:style style:name="T4" style:family="text">
      <style:text-properties style:use-window-font-color="true" loext:opacity="0%" style:font-name="Calibri Light1" officeooo:rsid="0028e92b"/>
    </style:style>
    <style:style style:name="T5" style:family="text">
      <style:text-properties style:use-window-font-color="true" loext:opacity="0%" style:font-name="Calibri Light1" officeooo:rsid="00386e28"/>
    </style:style>
    <style:style style:name="T6" style:family="text">
      <style:text-properties style:use-window-font-color="true" loext:opacity="0%" style:font-name="Calibri Light1" officeooo:rsid="003ffed2"/>
    </style:style>
    <style:style style:name="T7" style:family="text">
      <style:text-properties officeooo:rsid="001c1c5b"/>
    </style:style>
    <style:style style:name="T8" style:family="text">
      <style:text-properties fo:color="#000000" loext:opacity="100%" officeooo:rsid="001c1c5b"/>
    </style:style>
    <style:style style:name="T9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10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11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12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3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name-asian="Yu Mincho"/>
    </style:style>
    <style:style style:name="T16" style:family="text">
      <style:text-properties fo:language="en" fo:country="US" style:font-name-asian="Yu Mincho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200688" style:font-weight-asian="bold" style:font-weight-complex="bold"/>
    </style:style>
    <style:style style:name="T21" style:family="text">
      <style:text-properties fo:language="en" fo:country="US" fo:font-weight="bold" officeooo:rsid="0022fab2" style:font-weight-asian="bold" style:font-weight-complex="bold"/>
    </style:style>
    <style:style style:name="T22" style:family="text">
      <style:text-properties fo:language="en" fo:country="US" fo:font-weight="bold" officeooo:rsid="0024a9bb" style:font-weight-asian="bold" style:font-weight-complex="bold"/>
    </style:style>
    <style:style style:name="T23" style:family="text">
      <style:text-properties fo:language="en" fo:country="US" fo:font-weight="bold" officeooo:rsid="00310266" style:font-weight-asian="bold" style:font-weight-complex="bold"/>
    </style:style>
    <style:style style:name="T24" style:family="text">
      <style:text-properties fo:language="en" fo:country="US" fo:font-weight="bold" officeooo:rsid="003fdb94" style:font-weight-asian="bold" style:font-weight-complex="bold"/>
    </style:style>
    <style:style style:name="T25" style:family="text">
      <style:text-properties fo:language="en" fo:country="US" fo:font-weight="bold" style:font-name-asian="Yu Mincho" style:font-weight-asian="bold" style:font-weight-complex="bold"/>
    </style:style>
    <style:style style:name="T26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7" style:family="text">
      <style:text-properties fo:language="en" fo:country="US" style:font-weight-complex="bold"/>
    </style:style>
    <style:style style:name="T28" style:family="text">
      <style:text-properties fo:language="en" fo:country="US" officeooo:rsid="00309512" style:font-weight-complex="bold"/>
    </style:style>
    <style:style style:name="T29" style:family="text">
      <style:text-properties fo:language="en" fo:country="US" fo:font-weight="normal" officeooo:rsid="00200688" style:font-weight-asian="normal" style:font-weight-complex="normal"/>
    </style:style>
    <style:style style:name="T30" style:family="text">
      <style:text-properties fo:language="en" fo:country="US" fo:font-weight="normal" officeooo:rsid="0022fab2" style:font-weight-asian="normal" style:font-weight-complex="normal"/>
    </style:style>
    <style:style style:name="T31" style:family="text">
      <style:text-properties fo:language="en" fo:country="US" officeooo:rsid="00310266"/>
    </style:style>
    <style:style style:name="T32" style:family="text">
      <style:text-properties fo:language="en" fo:country="US" officeooo:rsid="0031639d"/>
    </style:style>
    <style:style style:name="T33" style:family="text">
      <style:text-properties fo:language="en" fo:country="US" officeooo:rsid="003a7004"/>
    </style:style>
    <style:style style:name="T34" style:family="text">
      <style:text-properties fo:language="en" fo:country="US" officeooo:rsid="003eb940"/>
    </style:style>
    <style:style style:name="T35" style:family="text">
      <style:text-properties fo:language="en" fo:country="US" officeooo:rsid="003fdb94"/>
    </style:style>
    <style:style style:name="T36" style:family="text">
      <style:text-properties fo:font-weight="bold" style:font-name-asian="Yu Mincho" style:font-weight-asian="bold" style:font-weight-complex="bold"/>
    </style:style>
    <style:style style:name="T37" style:family="text">
      <style:text-properties fo:font-weight="bold" style:font-name-asian="Yu Mincho" style:font-weight-asian="bold" style:font-style-complex="italic" style:font-weight-complex="bold"/>
    </style:style>
    <style:style style:name="T38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39" style:family="text">
      <style:text-properties style:font-name="Calibri" fo:language="en" fo:country="US" style:font-name-asian="Calibri" style:font-name-complex="Calibri"/>
    </style:style>
    <style:style style:name="T40" style:family="text">
      <style:text-properties style:font-name="Calibri" fo:language="en" fo:country="US" officeooo:rsid="0033bc4a" style:font-name-asian="Calibri" style:font-name-complex="Calibri"/>
    </style:style>
    <style:style style:name="T41" style:family="text">
      <style:text-properties fo:font-weight="normal" style:font-name-asian="Yu Mincho" style:font-weight-asian="normal" style:font-weight-complex="normal"/>
    </style:style>
    <style:style style:name="T42" style:family="text">
      <style:text-properties fo:font-size="6pt" fo:language="en" fo:country="US" style:font-size-asian="6pt" style:font-size-complex="6pt"/>
    </style:style>
    <style:style style:name="T43" style:family="text">
      <style:text-properties fo:font-size="8pt" fo:language="en" fo:country="US" style:font-name-asian="Yu Mincho" style:font-size-asian="8pt" style:font-size-complex="8pt"/>
    </style:style>
    <style:style style:name="T44" style:family="text">
      <style:text-properties fo:font-size="9pt" fo:language="en" fo:country="US" style:font-name-asian="Yu Mincho" style:font-size-asian="9pt" style:font-size-complex="9pt"/>
    </style:style>
    <style:style style:name="T45" style:family="text">
      <style:text-properties fo:font-size="9.5pt" fo:language="en" fo:country="US" style:font-name-asian="Yu Mincho" style:font-size-asian="9.5pt" style:font-size-complex="9.5pt"/>
    </style:style>
    <style:style style:name="T46" style:family="text">
      <style:text-properties fo:font-size="6.5pt" fo:language="en" fo:country="US" style:font-name-asian="Yu Mincho" style:font-size-asian="6.5pt" style:font-size-complex="6.5pt"/>
    </style:style>
    <style:style style:name="T47" style:family="text">
      <style:text-properties officeooo:rsid="002d3adc"/>
    </style:style>
    <style:style style:name="T48" style:family="text">
      <style:text-properties officeooo:rsid="00358cc2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Types of attributes and methods of the class TransactionAnalyzer</text:p>
      <text:h text:style-name="P97" text:outline-level="1">Notation</text:h>
      <text:list xml:id="list2645189141" text:style-name="L1">
        <text:list-item>
          <text:p text:style-name="P102"><text:span text:style-name="Police_20_par_20_défaut"><text:span text:style-name="T43"><text:s text:c="2"/></text:span></text:span><text:span text:style-name="Police_20_par_20_défaut"><text:span text:style-name="T14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43"><text:s text:c="2"/></text:span></text:span><text:span text:style-name="Police_20_par_20_défaut"><text:span text:style-name="T14"><text:s/>denotes the number of items.</text:span></text:span></text:p>
        </text:list-item>
        <text:list-item>
          <text:p text:style-name="P103"><text:span text:style-name="Police_20_par_20_défaut"><text:span text:style-name="T44"><text:s/></text:span></text:span><text:span text:style-name="Police_20_par_20_défaut"><text:span text:style-name="T15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44"><text:s/></text:span></text:span><text:span text:style-name="Police_20_par_20_défaut"><text:span text:style-name="T15"><text:s/></text:span></text:span><text:span text:style-name="Police_20_par_20_défaut"><text:span text:style-name="T14">denotes</text:span></text:span><text:span text:style-name="Police_20_par_20_défaut"><text:span text:style-name="T15"> the number of separate categories associated with the items.</text:span></text:span></text:p>
        </text:list-item>
        <text:list-item>
          <text:p text:style-name="P101"><text:span text:style-name="Police_20_par_20_défaut"><text:span text:style-name="T15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5"><text:s/>denotes the number of separate values in the category</text:span></text:span><text:span text:style-name="Police_20_par_20_défaut"><text:span text:style-name="T15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5">.</text:span></text:span></text:p>
        </text:list-item>
        <text:list-item>
          <text:p text:style-name="P103"><text:span text:style-name="Police_20_par_20_défaut"><text:span text:style-name="T42"><text:s/></text:span></text:span><text:span text:style-name="Police_20_par_20_défaut"><text:span text:style-name="T14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42"><text:s/></text:span></text:span><text:span text:style-name="Police_20_par_20_défaut"><text:span text:style-name="T14"><text:s/>denotes the number of nodes.</text:span></text:span></text:p>
        </text:list-item>
        <text:list-item>
          <text:p text:style-name="P103"><text:span text:style-name="Police_20_par_20_défaut"><text:span text:style-name="T45"><text:s/></text:span></text:span><text:span text:style-name="Police_20_par_20_défaut"><text:span text:style-name="T14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45"><text:s/></text:span></text:span><text:span text:style-name="Police_20_par_20_défaut"><text:span text:style-name="T14"><text:s/>denotes the number of patterns.</text:span></text:span></text:p>
        </text:list-item>
        <text:list-item>
          <text:p text:style-name="P103"><text:span text:style-name="Police_20_par_20_défaut"><text:span text:style-name="T45"><text:s/></text:span></text:span><text:span text:style-name="Police_20_par_20_défaut"><text:span text:style-name="T14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45"><text:s/></text:span></text:span><text:span text:style-name="Police_20_par_20_défaut"><text:span text:style-name="T14"><text:s/>denotes the number of years for which transactions exist.</text:span></text:span></text:p>
        </text:list-item>
        <text:list-item>
          <text:p text:style-name="P102"><text:span text:style-name="Police_20_par_20_défaut"><text:span text:style-name="T46"><text:s text:c="2"/></text:span></text:span><text:span text:style-name="Police_20_par_20_défaut"><text:span text:style-name="T15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46"><text:s text:c="2"/></text:span></text:span><text:span text:style-name="Police_20_par_20_défaut"><text:span text:style-name="T15"><text:s/>denotes the number of itemsets.</text:span></text:span></text:p>
        </text:list-item>
        <text:list-item>
          <text:p text:style-name="P102"><text:span text:style-name="Police_20_par_20_défaut"><text:span text:style-name="T46"><text:s text:c="2"/></text:span></text:span><text:span text:style-name="Police_20_par_20_défaut"><text:span text:style-name="T15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46"><text:s text:c="2"/></text:span></text:span><text:span text:style-name="Police_20_par_20_défaut"><text:span text:style-name="T15"><text:s/>denotes public attributes and methods (i.e., exported attributes and methods).</text:span></text:span></text:p>
        </text:list-item>
        <text:list-item>
          <text:p text:style-name="P102"><text:span text:style-name="Police_20_par_20_défaut"><text:span text:style-name="T46"><text:s text:c="2"/></text:span></text:span><text:span text:style-name="Police_20_par_20_défaut"><text:span text:style-name="T15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46"><text:s text:c="2"/></text:span></text:span><text:span text:style-name="Police_20_par_20_défaut"><text:span text:style-name="T15"><text:s/>denotes private attributes and methods (i.e., non-exported attributes and methods).</text:span></text:span></text:p>
        </text:list-item>
      </text:list>
      <text:h text:style-name="P97" text:outline-level="1">Class attributes</text:h>
      <text:p text:style-name="P56"><text:span text:style-name="Police_20_par_20_défaut"><text:span text:style-name="T16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PERSISTENT</text:span></text:span><text:span text:style-name="Police_20_par_20_défaut"><text:span text:style-name="T14">: character</text:span></text:span></text:p>
      <text:p text:style-name="P56"><text:span text:style-name="Police_20_par_20_défaut"><text:span text:style-name="T16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DECLINING</text:span></text:span><text:span text:style-name="Police_20_par_20_défaut"><text:span text:style-name="T14">: character</text:span></text:span></text:p>
      <text:p text:style-name="P56"><text:span text:style-name="Police_20_par_20_défaut"><text:span text:style-name="T16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EMERGENT</text:span></text:span><text:span text:style-name="Police_20_par_20_défaut"><text:span text:style-name="T14">: character</text:span></text:span></text:p>
      <text:p text:style-name="P56"><text:span text:style-name="Police_20_par_20_défaut"><text:span text:style-name="T16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LATENT</text:span></text:span><text:span text:style-name="Police_20_par_20_défaut"><text:span text:style-name="T14">: character</text:span></text:span></text:p>
      <text:p text:style-name="P51"/>
      <text:p text:style-name="P56"><text:span text:style-name="Police_20_par_20_défaut"><text:span text:style-name="T16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TRANSACTIONS</text:span></text:span><text:span text:style-name="Police_20_par_20_défaut"><text:span text:style-name="T14">: character</text:span></text:span></text:p>
      <text:p text:style-name="P56"><text:span text:style-name="Police_20_par_20_défaut"><text:span text:style-name="T16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</text:span></text:span><text:span text:style-name="Police_20_par_20_défaut"><text:span text:style-name="T14">: character</text:span></text:span></text:p>
      <text:p text:style-name="P56"><text:span text:style-name="Police_20_par_20_défaut"><text:span text:style-name="T16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PATTERNS</text:span></text:span><text:span text:style-name="Police_20_par_20_défaut"><text:span text:style-name="T14">: character</text:span></text:span></text:p>
      <text:p text:style-name="P56"><text:span text:style-name="Police_20_par_20_défaut"><text:span text:style-name="T16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RULES</text:span></text:span><text:span text:style-name="Police_20_par_20_défaut"><text:span text:style-name="T14">: character</text:span></text:span></text:p>
      <text:p text:style-name="P55"/>
      <text:p text:style-name="P56"><text:span text:style-name="Police_20_par_20_défaut"><text:span text:style-name="T16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OR_PATTERNS</text:span></text:span><text:span text:style-name="Police_20_par_20_défaut"><text:span text:style-name="T14">: character</text:span></text:span></text:p>
      <text:p text:style-name="P58"><text:span text:style-name="Police_20_par_20_défaut"><text:span text:style-name="T16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PATTERNS_OR_RULES</text:span></text:span><text:span text:style-name="Police_20_par_20_défaut"><text:span text:style-name="T14">: character</text:span></text:span></text:p>
      <text:p text:style-name="P58"><text:span text:style-name="Police_20_par_20_défaut"><text:span text:style-name="T16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PATTERNS_OR_TRANSACTIONS</text:span></text:span><text:span text:style-name="Police_20_par_20_défaut"><text:span text:style-name="T14">: character</text:span></text:span></text:p>
      <text:p text:style-name="P58"><text:span text:style-name="Police_20_par_20_défaut"><text:span text:style-name="T16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ANY_ITEMSETS</text:span></text:span><text:span text:style-name="Police_20_par_20_défaut"><text:span text:style-name="T14">: character</text:span></text:span></text:p>
      <text:p text:style-name="P52"/>
      <text:p text:style-name="P56"><text:span text:style-name="Police_20_par_20_défaut"><text:span text:style-name="T16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_LINKS</text:span></text:span><text:span text:style-name="Police_20_par_20_défaut"><text:span text:style-name="T14">: character</text:span></text:span></text:p>
      <text:p text:style-name="P56"><text:span text:style-name="Police_20_par_20_défaut"><text:span text:style-name="T16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PATTERN_LINKS</text:span></text:span><text:span text:style-name="Police_20_par_20_défaut"><text:span text:style-name="T14">: character</text:span></text:span></text:p>
      <text:h text:style-name="P99" text:outline-level="1">Attributes</text:h>
      <text:p text:style-name="P56"><text:span text:style-name="Police_20_par_20_défaut"><text:span text:style-name="T15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transactions</text:span></text:span><text:span text:style-name="Police_20_par_20_défaut"><text:span text:style-name="T14">: TransactionSet</text:span></text:span></text:p>
      <text:p text:style-name="P3"><text:span text:style-name="Police_20_par_20_défaut"><text:span text:style-name="T15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tems</text:span></text:span><text:span text:style-name="Police_20_par_20_défaut"><text:span text:style-name="T14">: named vector(</text:span></text:span><text:span text:style-name="Police_20_par_20_défaut"><text:span text:style-name="T16">character</text:span></text:span><text:span text:style-name="Police_20_par_20_défaut"><text:span text:style-name="T14">) or named vector(numeric)</text:span></text:span></text:p>
      <text:p text:style-name="P3"><text:span text:style-name="Police_20_par_20_défaut"><text:span text:style-name="T15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tems_categories</text:span></text:span><text:span text:style-name="Police_20_par_20_défaut"><text:span text:style-name="T14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4"> </text:p>
          </table:table-cell>
          <table:table-cell table:style-name="Tableau2.B1" office:value-type="string">
            <text:p text:style-name="P7">category 1</text:p>
          </table:table-cell>
          <table:table-cell table:style-name="Tableau2.C1" office:value-type="string">
            <text:p text:style-name="P7">category 2</text:p>
          </table:table-cell>
          <table:table-cell table:style-name="Tableau2.D1" office:value-type="string">
            <text:p text:style-name="P7">…</text:p>
          </table:table-cell>
          <table:table-cell table:style-name="Tableau2.E1" office:value-type="string">
            <text:p text:style-name="P4"><text:span text:style-name="Police_20_par_20_défaut"><text:span text:style-name="T12">category</text:span></text:span><text:span text:style-name="Police_20_par_20_défaut"><text:span text:style-name="T12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7">item 1</text:p>
          </table:table-cell>
          <table:table-cell table:style-name="Tableau2.B2" office:value-type="string">
            <text:p text:style-name="P14">factor</text:p>
          </table:table-cell>
          <table:table-cell table:style-name="Tableau2.C2" office:value-type="string">
            <text:p text:style-name="P14">factor</text:p>
          </table:table-cell>
          <table:table-cell table:style-name="Tableau2.D2" office:value-type="string">
            <text:p text:style-name="P14">…</text:p>
          </table:table-cell>
          <table:table-cell table:style-name="Tableau2.E2" office:value-type="string">
            <text:p text:style-name="P14">factor</text:p>
          </table:table-cell>
        </table:table-row>
        <table:table-row table:style-name="Tableau2.1">
          <table:table-cell table:style-name="Tableau2.A3" office:value-type="string">
            <text:p text:style-name="P7">item 2</text:p>
          </table:table-cell>
          <table:table-cell table:style-name="Tableau2.B3" office:value-type="string">
            <text:p text:style-name="P14">factor</text:p>
          </table:table-cell>
          <table:table-cell table:style-name="Tableau2.C3" office:value-type="string">
            <text:p text:style-name="P14">factor</text:p>
          </table:table-cell>
          <table:table-cell table:style-name="Tableau2.D3" office:value-type="string">
            <text:p text:style-name="P14">…</text:p>
          </table:table-cell>
          <table:table-cell table:style-name="Tableau2.E3" office:value-type="string">
            <text:p text:style-name="P14">factor</text:p>
          </table:table-cell>
        </table:table-row>
        <table:table-row table:style-name="Tableau2.1">
          <table:table-cell table:style-name="Tableau2.A4" office:value-type="string">
            <text:p text:style-name="P7">…</text:p>
          </table:table-cell>
          <table:table-cell table:style-name="Tableau2.B4" office:value-type="string">
            <text:p text:style-name="P14">…</text:p>
          </table:table-cell>
          <table:table-cell table:style-name="Tableau2.C4" office:value-type="string">
            <text:p text:style-name="P14">…</text:p>
          </table:table-cell>
          <table:table-cell table:style-name="Tableau2.D4" office:value-type="string">
            <text:p text:style-name="P14">…</text:p>
          </table:table-cell>
          <table:table-cell table:style-name="Tableau2.E4" office:value-type="string">
            <text:p text:style-name="P14">…</text:p>
          </table:table-cell>
        </table:table-row>
        <table:table-row table:style-name="Tableau2.1">
          <table:table-cell table:style-name="Tableau2.A5" office:value-type="string">
            <text:p text:style-name="P4"><text:span text:style-name="Police_20_par_20_défaut"><text:span text:style-name="T12">item</text:span></text:span><text:span text:style-name="Police_20_par_20_défaut"><text:span text:style-name="T12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4">factor</text:p>
          </table:table-cell>
          <table:table-cell table:style-name="Tableau2.C5" office:value-type="string">
            <text:p text:style-name="P14">factor</text:p>
          </table:table-cell>
          <table:table-cell table:style-name="Tableau2.D5" office:value-type="string">
            <text:p text:style-name="P14">…</text:p>
          </table:table-cell>
          <table:table-cell table:style-name="Tableau2.E5" office:value-type="string">
            <text:p text:style-name="P14">factor</text:p>
          </table:table-cell>
        </table:table-row>
      </table:table>
      <text:p text:style-name="P41"/>
      <text:p text:style-name="P3"><text:span text:style-name="Police_20_par_20_défaut"><text:span text:style-name="T15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categories_colors</text:span></text:span><text:span text:style-name="Police_20_par_20_défaut"><text:span text:style-name="T27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042200903040">
          <table:table-cell table:style-name="Tableau3.A1" office:value-type="string">
            <text:p text:style-name="P37">$category1</text:p>
          </table:table-cell>
          <table:table-cell table:style-name="Tableau3.A1" office:value-type="string">
            <text:p text:style-name="P37">$category2</text:p>
          </table:table-cell>
          <table:table-cell table:style-name="Tableau3.A1" office:value-type="string">
            <text:p text:style-name="P38">…</text:p>
          </table:table-cell>
          <table:table-cell table:style-name="Tableau3.A1" office:value-type="string">
            <text:p text:style-name="P37">$categoryC</text:p>
          </table:table-cell>
        </table:table-row>
        <table:table-row table:style-name="TableLine204220093323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7">value 1</text:p>
                </table:table-cell>
                <table:table-cell table:style-name="Tableau4.B1" office:value-type="string">
                  <text:p text:style-name="P14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7">value 2</text:p>
                </table:table-cell>
                <table:table-cell table:style-name="Tableau4.B2" office:value-type="string">
                  <text:p text:style-name="P14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7">…</text:p>
                </table:table-cell>
                <table:table-cell table:style-name="Tableau4.B3" office:value-type="string">
                  <text:p text:style-name="P14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4"><text:span text:style-name="Police_20_par_20_défaut"><text:span text:style-name="T12">value</text:span></text:span><text:span text:style-name="Police_20_par_20_défaut"><text:span text:style-name="T12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4">character</text:p>
                </table:table-cell>
              </table:table-row>
            </table:table>
            <text:p text:style-name="P37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7">value 1</text:p>
                </table:table-cell>
                <table:table-cell table:style-name="Tableau5.B1" office:value-type="string">
                  <text:p text:style-name="P14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7">value 2</text:p>
                </table:table-cell>
                <table:table-cell table:style-name="Tableau5.B2" office:value-type="string">
                  <text:p text:style-name="P14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7">…</text:p>
                </table:table-cell>
                <table:table-cell table:style-name="Tableau5.B3" office:value-type="string">
                  <text:p text:style-name="P14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4"><text:span text:style-name="Police_20_par_20_défaut"><text:span text:style-name="T12">value</text:span></text:span><text:span text:style-name="Police_20_par_20_défaut"><text:span text:style-name="T12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4">character</text:p>
                </table:table-cell>
              </table:table-row>
            </table:table>
            <text:p text:style-name="P37"/>
          </table:table-cell>
          <table:table-cell table:style-name="Tableau3.C2" office:value-type="string">
            <text:p text:style-name="P38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7">value 1</text:p>
                </table:table-cell>
                <table:table-cell table:style-name="Tableau6.B1" office:value-type="string">
                  <text:p text:style-name="P14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7">value 2</text:p>
                </table:table-cell>
                <table:table-cell table:style-name="Tableau6.B2" office:value-type="string">
                  <text:p text:style-name="P14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7">…</text:p>
                </table:table-cell>
                <table:table-cell table:style-name="Tableau6.B3" office:value-type="string">
                  <text:p text:style-name="P14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4"><text:span text:style-name="Police_20_par_20_défaut"><text:span text:style-name="T12">value</text:span></text:span><text:span text:style-name="Police_20_par_20_défaut"><text:span text:style-name="T12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4">character</text:p>
                </table:table-cell>
              </table:table-row>
            </table:table>
            <text:p text:style-name="P37"/>
          </table:table-cell>
        </table:table-row>
      </table:table>
      <text:p text:style-name="P42"/>
      <text:p text:style-name="P3"><text:span text:style-name="Police_20_par_20_défaut"><text:span text:style-name="T15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tatus_colors</text:span></text:span><text:span text:style-name="Police_20_par_20_défaut"><text:span text:style-name="T27">: vector(character)</text:span></text:span></text:p>
      <text:p text:style-name="P3"><text:span text:style-name="Police_20_par_20_défaut"><text:span text:style-name="T15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rameters</text:span></text:span><text:span text:style-name="Police_20_par_20_défaut"><text:span text:style-name="T14">: list(</text:span></text:span><text:span text:style-name="Police_20_par_20_défaut"><text:span text:style-name="T18">target</text:span></text:span><text:span text:style-name="Police_20_par_20_défaut"><text:span text:style-name="T14">: character,</text:span></text:span></text:p>
      <text:p text:style-name="P3"><text:span text:style-name="Police_20_par_20_défaut"><text:span text:style-name="T14"><text:tab/><text:tab/> <text:s text:c="6"/></text:span></text:span><text:span text:style-name="Police_20_par_20_défaut"><text:span text:style-name="T18">count</text:span></text:span><text:span text:style-name="Police_20_par_20_défaut"><text:span text:style-name="T14">: </text:span></text:span><text:span text:style-name="Police_20_par_20_défaut"><text:span text:style-name="T33">integer</text:span></text:span><text:span text:style-name="Police_20_par_20_défaut"><text:span text:style-name="T14">,</text:span></text:span></text:p>
      <text:p text:style-name="P6"><text:span text:style-name="Police_20_par_20_défaut"><text:span text:style-name="T14"><text:tab/><text:tab/> <text:s text:c="6"/></text:span></text:span><text:span text:style-name="Police_20_par_20_défaut"><text:span text:style-name="T18">min_length</text:span></text:span><text:span text:style-name="Police_20_par_20_défaut"><text:span text:style-name="T14">: </text:span></text:span><text:span text:style-name="Police_20_par_20_défaut"><text:span text:style-name="T33">integer</text:span></text:span><text:span text:style-name="Police_20_par_20_défaut"><text:span text:style-name="T14">,</text:span></text:span></text:p>
      <text:p text:style-name="P3"><text:span text:style-name="Police_20_par_20_défaut"><text:span text:style-name="T14"><text:tab/><text:tab/> <text:s text:c="6"/></text:span></text:span><text:span text:style-name="Police_20_par_20_défaut"><text:span text:style-name="T18">max_length</text:span></text:span><text:span text:style-name="Police_20_par_20_défaut"><text:span text:style-name="T14">: numeric,</text:span></text:span></text:p>
      <text:p text:style-name="P3"><text:span text:style-name="Police_20_par_20_défaut"><text:span text:style-name="T14"><text:tab/><text:tab/> <text:s text:c="6"/></text:span></text:span><text:span text:style-name="Police_20_par_20_défaut"><text:span text:style-name="T18">status_limit</text:span></text:span><text:span text:style-name="Police_20_par_20_défaut"><text:span text:style-name="T14">: numeric)</text:span></text:span></text:p>
      <text:p text:style-name="P43"/>
      <text:p text:style-name="P56"><text:span text:style-name="Police_20_par_20_défaut"><text:span text:style-name="T15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s</text:span></text:span><text:span text:style-name="Police_20_par_20_défaut"><text:span text:style-name="T14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7">node</text:p>
          </table:table-cell>
          <table:table-cell table:style-name="Tableau7.B1" office:value-type="string">
            <text:p text:style-name="P7">length</text:p>
          </table:table-cell>
          <table:table-cell table:style-name="Tableau7.C1" office:value-type="string">
            <text:p text:style-name="P7">frequency</text:p>
          </table:table-cell>
        </table:table-row>
        <table:table-row table:style-name="Tableau7.1">
          <table:table-cell table:style-name="Tableau7.A2" office:value-type="string">
            <text:p text:style-name="P4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7.B2" office:value-type="string">
            <text:p text:style-name="P22">integer</text:p>
          </table:table-cell>
          <table:table-cell table:style-name="Tableau7.C2" office:value-type="string">
            <text:p text:style-name="P33">integer</text:p>
          </table:table-cell>
        </table:table-row>
      </table:table>
      <text:p text:style-name="P45"/>
      <text:p text:style-name="P56"><text:span text:style-name="Police_20_par_20_défaut"><text:span text:style-name="T15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s_per_year</text:span></text:span><text:span text:style-name="Police_20_par_20_défaut"><text:span text:style-name="T14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4"> </text:p>
          </table:table-cell>
          <table:table-cell table:style-name="Tableau8.B1" office:value-type="string">
            <text:p text:style-name="P7">year 1</text:p>
          </table:table-cell>
          <table:table-cell table:style-name="Tableau8.C1" office:value-type="string">
            <text:p text:style-name="P7">year 2</text:p>
          </table:table-cell>
          <table:table-cell table:style-name="Tableau8.D1" office:value-type="string">
            <text:p text:style-name="P7">…</text:p>
          </table:table-cell>
          <table:table-cell table:style-name="Tableau8.E1" office:value-type="string">
            <text:p text:style-name="P4"><text:span text:style-name="Police_20_par_20_défaut"><text:span text:style-name="T12">year</text:span></text:span><text:span text:style-name="Police_20_par_20_défaut"><text:span text:style-name="T12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7">node 1</text:p>
          </table:table-cell>
          <table:table-cell table:style-name="Tableau8.B2" office:value-type="string">
            <text:p text:style-name="P22">integer</text:p>
          </table:table-cell>
          <table:table-cell table:style-name="Tableau8.C2" office:value-type="string">
            <text:p text:style-name="P22">integer</text:p>
          </table:table-cell>
          <table:table-cell table:style-name="Tableau8.D2" office:value-type="string">
            <text:p text:style-name="P14">…</text:p>
          </table:table-cell>
          <table:table-cell table:style-name="Tableau8.E2" office:value-type="string">
            <text:p text:style-name="P22">integer</text:p>
          </table:table-cell>
        </table:table-row>
        <table:table-row table:style-name="Tableau8.1">
          <table:table-cell table:style-name="Tableau8.A3" office:value-type="string">
            <text:p text:style-name="P7">node 2</text:p>
          </table:table-cell>
          <table:table-cell table:style-name="Tableau8.B3" office:value-type="string">
            <text:p text:style-name="P22">integer</text:p>
          </table:table-cell>
          <table:table-cell table:style-name="Tableau8.C3" office:value-type="string">
            <text:p text:style-name="P22">integer</text:p>
          </table:table-cell>
          <table:table-cell table:style-name="Tableau8.D3" office:value-type="string">
            <text:p text:style-name="P14">…</text:p>
          </table:table-cell>
          <table:table-cell table:style-name="Tableau8.E3" office:value-type="string">
            <text:p text:style-name="P22">integer</text:p>
          </table:table-cell>
        </table:table-row>
        <table:table-row table:style-name="Tableau8.1">
          <table:table-cell table:style-name="Tableau8.A4" office:value-type="string">
            <text:p text:style-name="P7">…</text:p>
          </table:table-cell>
          <table:table-cell table:style-name="Tableau8.B4" office:value-type="string">
            <text:p text:style-name="P14">…</text:p>
          </table:table-cell>
          <table:table-cell table:style-name="Tableau8.C4" office:value-type="string">
            <text:p text:style-name="P14">…</text:p>
          </table:table-cell>
          <table:table-cell table:style-name="Tableau8.D4" office:value-type="string">
            <text:p text:style-name="P14">…</text:p>
          </table:table-cell>
          <table:table-cell table:style-name="Tableau8.E4" office:value-type="string">
            <text:p text:style-name="P14">…</text:p>
          </table:table-cell>
        </table:table-row>
        <table:table-row table:style-name="Tableau8.1">
          <table:table-cell table:style-name="Tableau8.A5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2">integer</text:p>
          </table:table-cell>
          <table:table-cell table:style-name="Tableau8.C5" office:value-type="string">
            <text:p text:style-name="P22">integer</text:p>
          </table:table-cell>
          <table:table-cell table:style-name="Tableau8.D5" office:value-type="string">
            <text:p text:style-name="P14">…</text:p>
          </table:table-cell>
          <table:table-cell table:style-name="Tableau8.E5" office:value-type="string">
            <text:p text:style-name="P22">integer</text:p>
          </table:table-cell>
        </table:table-row>
      </table:table>
      <text:p text:style-name="P51"/>
      <text:p text:style-name="P56"><text:span text:style-name="Police_20_par_20_défaut"><text:span text:style-name="T15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_links</text:span></text:span><text:span text:style-name="Police_20_par_20_défaut"><text:span text:style-name="T14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4"> </text:p>
          </table:table-cell>
          <table:table-cell table:style-name="Tableau9.B1" office:value-type="string">
            <text:p text:style-name="P7">node 1</text:p>
          </table:table-cell>
          <table:table-cell table:style-name="Tableau9.C1" office:value-type="string">
            <text:p text:style-name="P7">node 2</text:p>
          </table:table-cell>
          <table:table-cell table:style-name="Tableau9.D1" office:value-type="string">
            <text:p text:style-name="P7">…</text:p>
          </table:table-cell>
          <table:table-cell table:style-name="Tableau9.E1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7">node 1</text:p>
          </table:table-cell>
          <table:table-cell table:style-name="Tableau9.B2" office:value-type="string">
            <text:p text:style-name="P22">integer</text:p>
          </table:table-cell>
          <table:table-cell table:style-name="Tableau9.C2" office:value-type="string">
            <text:p text:style-name="P22">integer</text:p>
          </table:table-cell>
          <table:table-cell table:style-name="Tableau9.D2" office:value-type="string">
            <text:p text:style-name="P14">…</text:p>
          </table:table-cell>
          <table:table-cell table:style-name="Tableau9.E2" office:value-type="string">
            <text:p text:style-name="P22">integer</text:p>
          </table:table-cell>
        </table:table-row>
        <table:table-row table:style-name="Tableau9.1">
          <table:table-cell table:style-name="Tableau9.A3" office:value-type="string">
            <text:p text:style-name="P7">node 2</text:p>
          </table:table-cell>
          <table:table-cell table:style-name="Tableau9.B3" office:value-type="string">
            <text:p text:style-name="P22">integer</text:p>
          </table:table-cell>
          <table:table-cell table:style-name="Tableau9.C3" office:value-type="string">
            <text:p text:style-name="P22">integer</text:p>
          </table:table-cell>
          <table:table-cell table:style-name="Tableau9.D3" office:value-type="string">
            <text:p text:style-name="P14">…</text:p>
          </table:table-cell>
          <table:table-cell table:style-name="Tableau9.E3" office:value-type="string">
            <text:p text:style-name="P22">integer</text:p>
          </table:table-cell>
        </table:table-row>
        <table:table-row table:style-name="Tableau9.1">
          <table:table-cell table:style-name="Tableau9.A4" office:value-type="string">
            <text:p text:style-name="P7">…</text:p>
          </table:table-cell>
          <table:table-cell table:style-name="Tableau9.B4" office:value-type="string">
            <text:p text:style-name="P14">…</text:p>
          </table:table-cell>
          <table:table-cell table:style-name="Tableau9.C4" office:value-type="string">
            <text:p text:style-name="P14">…</text:p>
          </table:table-cell>
          <table:table-cell table:style-name="Tableau9.D4" office:value-type="string">
            <text:p text:style-name="P14">…</text:p>
          </table:table-cell>
          <table:table-cell table:style-name="Tableau9.E4" office:value-type="string">
            <text:p text:style-name="P14">…</text:p>
          </table:table-cell>
        </table:table-row>
        <table:table-row table:style-name="Tableau9.1">
          <table:table-cell table:style-name="Tableau9.A5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2">integer</text:p>
          </table:table-cell>
          <table:table-cell table:style-name="Tableau9.C5" office:value-type="string">
            <text:p text:style-name="P22">integer</text:p>
          </table:table-cell>
          <table:table-cell table:style-name="Tableau9.D5" office:value-type="string">
            <text:p text:style-name="P14">…</text:p>
          </table:table-cell>
          <table:table-cell table:style-name="Tableau9.E5" office:value-type="string">
            <text:p text:style-name="P22">integer</text:p>
          </table:table-cell>
        </table:table-row>
      </table:table>
      <text:p text:style-name="P51"/>
      <text:p text:style-name="P51"/>
      <text:p text:style-name="P56"><text:soft-page-break/><text:span text:style-name="Police_20_par_20_défaut"><text:span text:style-name="T15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_links</text:span></text:span><text:span text:style-name="Police_20_par_20_défaut"><text:span text:style-name="T14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7">endpoint.1</text:p>
          </table:table-cell>
          <table:table-cell table:style-name="Tableau10.B1" office:value-type="string">
            <text:p text:style-name="P7">endpoint.2</text:p>
          </table:table-cell>
          <table:table-cell table:style-name="Tableau10.C1" office:value-type="string">
            <text:p text:style-name="P7">items</text:p>
          </table:table-cell>
          <table:table-cell table:style-name="Tableau10.D1" office:value-type="string">
            <text:p text:style-name="P7">weight</text:p>
          </table:table-cell>
        </table:table-row>
        <table:table-row table:style-name="Tableau10.1">
          <table:table-cell table:style-name="Tableau10.A2" office:value-type="string">
            <text:p text:style-name="P23">integer</text:p>
          </table:table-cell>
          <table:table-cell table:style-name="Tableau10.B2" office:value-type="string">
            <text:p text:style-name="P23">integer</text:p>
          </table:table-cell>
          <table:table-cell table:style-name="Tableau10.C2" office:value-type="string">
            <text:p text:style-name="P14">character</text:p>
          </table:table-cell>
          <table:table-cell table:style-name="Tableau10.D2" office:value-type="string">
            <text:p text:style-name="P23">integer</text:p>
          </table:table-cell>
        </table:table-row>
      </table:table>
      <text:p text:style-name="P67"/>
      <text:p text:style-name="P56"><text:span text:style-name="Police_20_par_20_défaut"><text:span text:style-name="T15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5">n</text:span></text:span><text:span text:style-name="Police_20_par_20_défaut"><text:span text:style-name="T18">odes_patterns</text:span></text:span><text:span text:style-name="Police_20_par_20_défaut"><text:span text:style-name="T14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4"> </text:p>
          </table:table-cell>
          <table:table-cell table:style-name="Tableau11.B1" office:value-type="string">
            <text:p text:style-name="P7">pattern 1</text:p>
          </table:table-cell>
          <table:table-cell table:style-name="Tableau11.C1" office:value-type="string">
            <text:p text:style-name="P7">pattern 2</text:p>
          </table:table-cell>
          <table:table-cell table:style-name="Tableau11.D1" office:value-type="string">
            <text:p text:style-name="P7">…</text:p>
          </table:table-cell>
          <table:table-cell table:style-name="Tableau11.E1" office:value-type="string">
            <text:p text:style-name="P4"><text:span text:style-name="Police_20_par_20_défaut"><text:span text:style-name="T12">pattern</text:span></text:span><text:span text:style-name="Police_20_par_20_défaut"><text:span text:style-name="T12"><draw:frame draw:style-name="fr2" draw:name="Objet117" text:anchor-type="as-char" svg:width="0.503cm" svg:height="0.467cm" draw:z-index="10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7">node 1</text:p>
          </table:table-cell>
          <table:table-cell table:style-name="Tableau11.B2" office:value-type="string">
            <text:p text:style-name="P14">logical</text:p>
          </table:table-cell>
          <table:table-cell table:style-name="Tableau11.C2" office:value-type="string">
            <text:p text:style-name="P14">logical</text:p>
          </table:table-cell>
          <table:table-cell table:style-name="Tableau11.D2" office:value-type="string">
            <text:p text:style-name="P14">…</text:p>
          </table:table-cell>
          <table:table-cell table:style-name="Tableau11.E2" office:value-type="string">
            <text:p text:style-name="P14">logical</text:p>
          </table:table-cell>
        </table:table-row>
        <table:table-row table:style-name="Tableau11.1">
          <table:table-cell table:style-name="Tableau11.A3" office:value-type="string">
            <text:p text:style-name="P7">node 2</text:p>
          </table:table-cell>
          <table:table-cell table:style-name="Tableau11.B3" office:value-type="string">
            <text:p text:style-name="P14">logical</text:p>
          </table:table-cell>
          <table:table-cell table:style-name="Tableau11.C3" office:value-type="string">
            <text:p text:style-name="P14">logical</text:p>
          </table:table-cell>
          <table:table-cell table:style-name="Tableau11.D3" office:value-type="string">
            <text:p text:style-name="P14">…</text:p>
          </table:table-cell>
          <table:table-cell table:style-name="Tableau11.E3" office:value-type="string">
            <text:p text:style-name="P14">logical</text:p>
          </table:table-cell>
        </table:table-row>
        <table:table-row table:style-name="Tableau11.1">
          <table:table-cell table:style-name="Tableau11.A4" office:value-type="string">
            <text:p text:style-name="P7">…</text:p>
          </table:table-cell>
          <table:table-cell table:style-name="Tableau11.B4" office:value-type="string">
            <text:p text:style-name="P14">…</text:p>
          </table:table-cell>
          <table:table-cell table:style-name="Tableau11.C4" office:value-type="string">
            <text:p text:style-name="P14">…</text:p>
          </table:table-cell>
          <table:table-cell table:style-name="Tableau11.D4" office:value-type="string">
            <text:p text:style-name="P14">…</text:p>
          </table:table-cell>
          <table:table-cell table:style-name="Tableau11.E4" office:value-type="string">
            <text:p text:style-name="P14">…</text:p>
          </table:table-cell>
        </table:table-row>
        <table:table-row table:style-name="Tableau11.1">
          <table:table-cell table:style-name="Tableau11.A5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6" text:anchor-type="as-char" svg:width="0.564cm" svg:height="0.467cm" draw:z-index="10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4">logical</text:p>
          </table:table-cell>
          <table:table-cell table:style-name="Tableau11.C5" office:value-type="string">
            <text:p text:style-name="P14">logical</text:p>
          </table:table-cell>
          <table:table-cell table:style-name="Tableau11.D5" office:value-type="string">
            <text:p text:style-name="P14">…</text:p>
          </table:table-cell>
          <table:table-cell table:style-name="Tableau11.E5" office:value-type="string">
            <text:p text:style-name="P14">logical</text:p>
          </table:table-cell>
        </table:table-row>
      </table:table>
      <text:p text:style-name="P49"/>
      <text:p text:style-name="P56"><text:span text:style-name="Police_20_par_20_défaut"><text:span text:style-name="T15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s</text:span></text:span><text:span text:style-name="Police_20_par_20_défaut"><text:span text:style-name="T14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7">pattern</text:p>
          </table:table-cell>
          <table:table-cell table:style-name="Tableau12.B1" office:value-type="string">
            <text:p text:style-name="P7">year</text:p>
          </table:table-cell>
          <table:table-cell table:style-name="Tableau12.C1" office:value-type="string">
            <text:p text:style-name="P7">length</text:p>
          </table:table-cell>
          <table:table-cell table:style-name="Tableau12.D1" office:value-type="string">
            <text:p text:style-name="P10">support</text:p>
          </table:table-cell>
          <table:table-cell table:style-name="Tableau12.E1" office:value-type="string">
            <text:p text:style-name="P7">frequency</text:p>
          </table:table-cell>
          <table:table-cell table:style-name="Tableau12.F1" office:value-type="string">
            <text:p text:style-name="P7">weight</text:p>
          </table:table-cell>
          <table:table-cell table:style-name="Tableau12.G1" office:value-type="string">
            <text:p text:style-name="P7">specificity</text:p>
          </table:table-cell>
          <table:table-cell table:style-name="Tableau12.H1" office:value-type="string">
            <text:p text:style-name="P7">status</text:p>
          </table:table-cell>
        </table:table-row>
        <table:table-row table:style-name="Tableau12.1">
          <table:table-cell table:style-name="Tableau12.A2" office:value-type="string">
            <text:p text:style-name="P4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12.B2" office:value-type="string">
            <text:p text:style-name="P33">integer</text:p>
          </table:table-cell>
          <table:table-cell table:style-name="Tableau12.C2" office:value-type="string">
            <text:p text:style-name="P24">integer</text:p>
          </table:table-cell>
          <table:table-cell table:style-name="Tableau12.D2" office:value-type="string">
            <text:p text:style-name="P18">numeric</text:p>
          </table:table-cell>
          <table:table-cell table:style-name="Tableau12.E2" office:value-type="string">
            <text:p text:style-name="P24">integer</text:p>
          </table:table-cell>
          <table:table-cell table:style-name="Tableau12.F2" office:value-type="string">
            <text:p text:style-name="P24">integer</text:p>
          </table:table-cell>
          <table:table-cell table:style-name="Tableau12.G2" office:value-type="string">
            <text:p text:style-name="P14">numeric</text:p>
          </table:table-cell>
          <table:table-cell table:style-name="Tableau12.H2" office:value-type="string">
            <text:p text:style-name="P14">character</text:p>
          </table:table-cell>
        </table:table-row>
      </table:table>
      <text:p text:style-name="P49"/>
      <text:p text:style-name="P56"><text:span text:style-name="Police_20_par_20_défaut"><text:span text:style-name="T15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s_per_year</text:span></text:span><text:span text:style-name="Police_20_par_20_défaut"><text:span text:style-name="T14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4"> </text:p>
          </table:table-cell>
          <table:table-cell table:style-name="Tableau13.B1" office:value-type="string">
            <text:p text:style-name="P7">year 1</text:p>
          </table:table-cell>
          <table:table-cell table:style-name="Tableau13.C1" office:value-type="string">
            <text:p text:style-name="P7">year 2</text:p>
          </table:table-cell>
          <table:table-cell table:style-name="Tableau13.D1" office:value-type="string">
            <text:p text:style-name="P7">…</text:p>
          </table:table-cell>
          <table:table-cell table:style-name="Tableau13.E1" office:value-type="string">
            <text:p text:style-name="P4"><text:span text:style-name="Police_20_par_20_défaut"><text:span text:style-name="T12">year</text:span></text:span><text:span text:style-name="Police_20_par_20_défaut"><text:span text:style-name="T12"><draw:frame draw:style-name="fr2" draw:name="Objet119" text:anchor-type="as-char" svg:width="0.512cm" svg:height="0.467cm" draw:z-index="10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7">pattern 1</text:p>
          </table:table-cell>
          <table:table-cell table:style-name="Tableau13.B2" office:value-type="string">
            <text:p text:style-name="P24">integer</text:p>
          </table:table-cell>
          <table:table-cell table:style-name="Tableau13.C2" office:value-type="string">
            <text:p text:style-name="P24">integer</text:p>
          </table:table-cell>
          <table:table-cell table:style-name="Tableau13.D2" office:value-type="string">
            <text:p text:style-name="P14">…</text:p>
          </table:table-cell>
          <table:table-cell table:style-name="Tableau13.E2" office:value-type="string">
            <text:p text:style-name="P24">integer</text:p>
          </table:table-cell>
        </table:table-row>
        <table:table-row table:style-name="Tableau13.1">
          <table:table-cell table:style-name="Tableau13.A3" office:value-type="string">
            <text:p text:style-name="P7">pattern 2</text:p>
          </table:table-cell>
          <table:table-cell table:style-name="Tableau13.B3" office:value-type="string">
            <text:p text:style-name="P24">integer</text:p>
          </table:table-cell>
          <table:table-cell table:style-name="Tableau13.C3" office:value-type="string">
            <text:p text:style-name="P24">integer</text:p>
          </table:table-cell>
          <table:table-cell table:style-name="Tableau13.D3" office:value-type="string">
            <text:p text:style-name="P14">…</text:p>
          </table:table-cell>
          <table:table-cell table:style-name="Tableau13.E3" office:value-type="string">
            <text:p text:style-name="P24">integer</text:p>
          </table:table-cell>
        </table:table-row>
        <table:table-row table:style-name="Tableau13.1">
          <table:table-cell table:style-name="Tableau13.A4" office:value-type="string">
            <text:p text:style-name="P7">…</text:p>
          </table:table-cell>
          <table:table-cell table:style-name="Tableau13.B4" office:value-type="string">
            <text:p text:style-name="P14">…</text:p>
          </table:table-cell>
          <table:table-cell table:style-name="Tableau13.C4" office:value-type="string">
            <text:p text:style-name="P14">…</text:p>
          </table:table-cell>
          <table:table-cell table:style-name="Tableau13.D4" office:value-type="string">
            <text:p text:style-name="P14">…</text:p>
          </table:table-cell>
          <table:table-cell table:style-name="Tableau13.E4" office:value-type="string">
            <text:p text:style-name="P14">…</text:p>
          </table:table-cell>
        </table:table-row>
        <table:table-row table:style-name="Tableau13.1">
          <table:table-cell table:style-name="Tableau13.A5" office:value-type="string">
            <text:p text:style-name="P4"><text:span text:style-name="Police_20_par_20_défaut"><text:span text:style-name="T13">p</text:span></text:span><text:span text:style-name="Police_20_par_20_défaut"><text:span text:style-name="T12">attern</text:span></text:span><text:span text:style-name="Police_20_par_20_défaut"><text:span text:style-name="T12"><draw:frame draw:style-name="fr2" draw:name="Objet118" text:anchor-type="as-char" svg:width="0.503cm" svg:height="0.467cm" draw:z-index="10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4">integer</text:p>
          </table:table-cell>
          <table:table-cell table:style-name="Tableau13.C5" office:value-type="string">
            <text:p text:style-name="P24">integer</text:p>
          </table:table-cell>
          <table:table-cell table:style-name="Tableau13.D5" office:value-type="string">
            <text:p text:style-name="P14">…</text:p>
          </table:table-cell>
          <table:table-cell table:style-name="Tableau13.E5" office:value-type="string">
            <text:p text:style-name="P24">integer</text:p>
          </table:table-cell>
        </table:table-row>
      </table:table>
      <text:p text:style-name="P68"/>
      <text:p text:style-name="P56"><text:span text:style-name="Police_20_par_20_défaut"><text:span text:style-name="T15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_links</text:span></text:span><text:span text:style-name="Police_20_par_20_défaut"><text:span text:style-name="T14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4"> </text:p>
          </table:table-cell>
          <table:table-cell table:style-name="Tableau14.B1" office:value-type="string">
            <text:p text:style-name="P7">pattern 1</text:p>
          </table:table-cell>
          <table:table-cell table:style-name="Tableau14.C1" office:value-type="string">
            <text:p text:style-name="P7">pattern 2</text:p>
          </table:table-cell>
          <table:table-cell table:style-name="Tableau14.D1" office:value-type="string">
            <text:p text:style-name="P7">…</text:p>
          </table:table-cell>
          <table:table-cell table:style-name="Tableau14.E1" office:value-type="string">
            <text:p text:style-name="P4"><text:span text:style-name="Police_20_par_20_défaut"><text:span text:style-name="T12">pattern</text:span></text:span><text:span text:style-name="Police_20_par_20_défaut"><text:span text:style-name="T12"><draw:frame draw:style-name="fr2" draw:name="Objet120" text:anchor-type="as-char" svg:width="0.503cm" svg:height="0.467cm" draw:z-index="10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7">pattern 1</text:p>
          </table:table-cell>
          <table:table-cell table:style-name="Tableau14.B2" office:value-type="string">
            <text:p text:style-name="P24">integer</text:p>
          </table:table-cell>
          <table:table-cell table:style-name="Tableau14.C2" office:value-type="string">
            <text:p text:style-name="P24">integer</text:p>
          </table:table-cell>
          <table:table-cell table:style-name="Tableau14.D2" office:value-type="string">
            <text:p text:style-name="P14">…</text:p>
          </table:table-cell>
          <table:table-cell table:style-name="Tableau14.E2" office:value-type="string">
            <text:p text:style-name="P24">integer</text:p>
          </table:table-cell>
        </table:table-row>
        <table:table-row table:style-name="Tableau14.1">
          <table:table-cell table:style-name="Tableau14.A3" office:value-type="string">
            <text:p text:style-name="P7">pattern 2</text:p>
          </table:table-cell>
          <table:table-cell table:style-name="Tableau14.B3" office:value-type="string">
            <text:p text:style-name="P24">integer</text:p>
          </table:table-cell>
          <table:table-cell table:style-name="Tableau14.C3" office:value-type="string">
            <text:p text:style-name="P24">integer</text:p>
          </table:table-cell>
          <table:table-cell table:style-name="Tableau14.D3" office:value-type="string">
            <text:p text:style-name="P14">…</text:p>
          </table:table-cell>
          <table:table-cell table:style-name="Tableau14.E3" office:value-type="string">
            <text:p text:style-name="P24">integer</text:p>
          </table:table-cell>
        </table:table-row>
        <table:table-row table:style-name="Tableau14.1">
          <table:table-cell table:style-name="Tableau14.A4" office:value-type="string">
            <text:p text:style-name="P7">…</text:p>
          </table:table-cell>
          <table:table-cell table:style-name="Tableau14.B4" office:value-type="string">
            <text:p text:style-name="P14">…</text:p>
          </table:table-cell>
          <table:table-cell table:style-name="Tableau14.C4" office:value-type="string">
            <text:p text:style-name="P14">…</text:p>
          </table:table-cell>
          <table:table-cell table:style-name="Tableau14.D4" office:value-type="string">
            <text:p text:style-name="P14">…</text:p>
          </table:table-cell>
          <table:table-cell table:style-name="Tableau14.E4" office:value-type="string">
            <text:p text:style-name="P14">…</text:p>
          </table:table-cell>
        </table:table-row>
        <table:table-row table:style-name="Tableau14.1">
          <table:table-cell table:style-name="Tableau14.A5" office:value-type="string">
            <text:p text:style-name="P4"><text:span text:style-name="Police_20_par_20_défaut"><text:span text:style-name="T12">pattern</text:span></text:span><text:span text:style-name="Police_20_par_20_défaut"><text:span text:style-name="T12"><draw:frame draw:style-name="fr2" draw:name="Objet121" text:anchor-type="as-char" svg:width="0.503cm" svg:height="0.467cm" draw:z-index="10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4">integer</text:p>
          </table:table-cell>
          <table:table-cell table:style-name="Tableau14.C5" office:value-type="string">
            <text:p text:style-name="P24">integer</text:p>
          </table:table-cell>
          <table:table-cell table:style-name="Tableau14.D5" office:value-type="string">
            <text:p text:style-name="P14">…</text:p>
          </table:table-cell>
          <table:table-cell table:style-name="Tableau14.E5" office:value-type="string">
            <text:p text:style-name="P24">integer</text:p>
          </table:table-cell>
        </table:table-row>
      </table:table>
      <text:p text:style-name="P51"/>
      <text:p text:style-name="P56"><text:span text:style-name="Police_20_par_20_défaut"><text:span text:style-name="T15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_links</text:span></text:span><text:span text:style-name="Police_20_par_20_défaut"><text:span text:style-name="T14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7">endpoint.1</text:p>
          </table:table-cell>
          <table:table-cell table:style-name="Tableau15.B1" office:value-type="string">
            <text:p text:style-name="P7">endpoint.2</text:p>
          </table:table-cell>
          <table:table-cell table:style-name="Tableau15.C1" office:value-type="string">
            <text:p text:style-name="P7">items</text:p>
          </table:table-cell>
          <table:table-cell table:style-name="Tableau15.D1" office:value-type="string">
            <text:p text:style-name="P7">weight</text:p>
          </table:table-cell>
          <table:table-cell table:style-name="Tableau15.E1" office:value-type="string">
            <text:p text:style-name="P7">year</text:p>
          </table:table-cell>
        </table:table-row>
        <table:table-row table:style-name="Tableau15.1">
          <table:table-cell table:style-name="Tableau15.A2" office:value-type="string">
            <text:p text:style-name="P24">integer</text:p>
          </table:table-cell>
          <table:table-cell table:style-name="Tableau15.B2" office:value-type="string">
            <text:p text:style-name="P24">integer</text:p>
          </table:table-cell>
          <table:table-cell table:style-name="Tableau15.C2" office:value-type="string">
            <text:p text:style-name="P14">character</text:p>
          </table:table-cell>
          <table:table-cell table:style-name="Tableau15.D2" office:value-type="string">
            <text:p text:style-name="P24">integer</text:p>
          </table:table-cell>
          <table:table-cell table:style-name="Tableau15.E2" office:value-type="string">
            <text:p text:style-name="P24">integer</text:p>
          </table:table-cell>
        </table:table-row>
      </table:table>
      <text:h text:style-name="P98" text:outline-level="1">Constructor</text:h>
      <text:p text:style-name="P63"><text:span text:style-name="Police_20_par_20_défaut"><text:span text:style-name="T15"><draw:frame draw:style-name="fr2" draw:name="Objet74" text:anchor-type="as-char" svg:width="0.439cm" svg:height="0.467cm" draw:z-index="99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transaction.analyzer(transactions</text:span></text:span><text:span text:style-name="Police_20_par_20_défaut"><text:span text:style-name="T14">: </text:span></text:span><text:span text:style-name="Police_20_par_20_défaut"><text:span text:style-name="T31">TransactionSet</text:span></text:span><text:span text:style-name="Police_20_par_20_défaut"><text:span text:style-name="T14">,</text:span></text:span><text:span text:style-name="Police_20_par_20_défaut"><text:span text:style-name="T18"> items</text:span></text:span><text:span text:style-name="Police_20_par_20_défaut"><text:span text:style-name="T14">: see data.frame below,</text:span></text:span></text:p>
      <text:p text:style-name="P76"><text:span text:style-name="Police_20_par_20_défaut"><text:span text:style-name="T14"><text:s text:c="2"/></text:span></text:span><text:span text:style-name="Police_20_par_20_défaut"><text:span text:style-name="T18">target</text:span></text:span><text:span text:style-name="Police_20_par_20_défaut"><text:span text:style-name="T14">: character, </text:span></text:span><text:span text:style-name="Police_20_par_20_défaut"><text:span text:style-name="T18">count</text:span></text:span><text:span text:style-name="Police_20_par_20_défaut"><text:span text:style-name="T14">: numeric, </text:span></text:span><text:span text:style-name="Police_20_par_20_défaut"><text:span text:style-name="T18">min_length</text:span></text:span><text:span text:style-name="Police_20_par_20_défaut"><text:span text:style-name="T14">: numeric,</text:span></text:span></text:p>
      <text:p text:style-name="P74"><text:span text:style-name="Police_20_par_20_défaut"><text:span text:style-name="T18"><text:s text:c="2"/>max_length</text:span></text:span><text:span text:style-name="Police_20_par_20_défaut"><text:span text:style-name="T14">: numeric, </text:span></text:span><text:span text:style-name="Police_20_par_20_défaut"><text:span text:style-name="T18">status_limit</text:span></text:span><text:span text:style-name="Police_20_par_20_défaut"><text:span text:style-name="T14">: numeric, </text:span></text:span><text:span text:style-name="Police_20_par_20_défaut"><text:span text:style-name="T19">init</text:span></text:span><text:span text:style-name="Police_20_par_20_défaut"><text:span text:style-name="T14">: logical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27">:</text:span></text:span></text:p>
      <text:p text:style-name="P74"><text:span text:style-name="Police_20_par_20_défaut"><text:span text:style-name="T18"><text:s text:c="2"/></text:span></text:span><text:span text:style-name="Police_20_par_20_défaut"><text:span text:style-name="T27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7">item</text:p>
          </table:table-cell>
          <table:table-cell table:style-name="Tableau16.B1" office:value-type="string">
            <text:p text:style-name="P7">name</text:p>
          </table:table-cell>
          <table:table-cell table:style-name="Tableau16.C1" office:value-type="string">
            <text:p text:style-name="P7">category 1</text:p>
          </table:table-cell>
          <table:table-cell table:style-name="Tableau16.D1" office:value-type="string">
            <text:p text:style-name="P7">category 2</text:p>
          </table:table-cell>
          <table:table-cell table:style-name="Tableau16.E1" office:value-type="string">
            <text:p text:style-name="P7">…</text:p>
          </table:table-cell>
          <table:table-cell table:style-name="Tableau16.F1" office:value-type="string">
            <text:p text:style-name="P4"><text:span text:style-name="Police_20_par_20_défaut"><text:span text:style-name="T12">category</text:span></text:span><text:span text:style-name="Police_20_par_20_défaut"><text:span text:style-name="T12"><draw:frame draw:style-name="fr2" draw:name="Objet122" text:anchor-type="as-char" svg:width="0.513cm" svg:height="0.467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4"><text:span text:style-name="Police_20_par_20_défaut"><text:span text:style-name="T16">character</text:span></text:span></text:p>
          </table:table-cell>
          <table:table-cell table:style-name="Tableau16.B2" office:value-type="string">
            <text:p text:style-name="P14">character</text:p>
          </table:table-cell>
          <table:table-cell table:style-name="Tableau16.C2" office:value-type="string">
            <text:p text:style-name="P14">factor</text:p>
          </table:table-cell>
          <table:table-cell table:style-name="Tableau16.D2" office:value-type="string">
            <text:p text:style-name="P14">factor</text:p>
          </table:table-cell>
          <table:table-cell table:style-name="Tableau16.E2" office:value-type="string">
            <text:p text:style-name="P14">…</text:p>
          </table:table-cell>
          <table:table-cell table:style-name="Tableau16.F2" office:value-type="string">
            <text:p text:style-name="P14">factor</text:p>
          </table:table-cell>
        </table:table-row>
      </table:table>
      <text:p text:style-name="Standard"/>
      <text:h text:style-name="P100" text:outline-level="1">Methods</text:h>
      <text:p text:style-name="P56"><text:span text:style-name="Police_20_par_20_défaut"><text:span text:style-name="T15"><draw:frame draw:style-name="fr2" draw:name="Objet75" text:anchor-type="as-char" svg:width="0.439cm" svg:height="0.467cm" draw:z-index="10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reset(object</text:span></text:span><text:span text:style-name="Police_20_par_20_défaut"><text:span text:style-name="T14">: TransactionAnalyzer, </text:span></text:span><text:span text:style-name="Police_20_par_20_défaut"><text:span text:style-name="T19">from</text:span></text:span><text:span text:style-name="Police_20_par_20_défaut"><text:span text:style-name="T14">: numeric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9">)</text:span></text:span></text:p>
      <text:p text:style-name="P51"/>
      <text:p text:style-name="P56"><text:span text:style-name="Police_20_par_20_défaut"><text:span text:style-name="T15"><draw:frame draw:style-name="fr2" draw:name="Objet76" text:anchor-type="as-char" svg:width="0.439cm" svg:height="0.467cm" draw:z-index="10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nit(part</text:span></text:span><text:span text:style-name="Police_20_par_20_défaut"><text:span text:style-name="T14">: character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9">): </text:span></text:span><text:span text:style-name="Police_20_par_20_défaut"><text:span text:style-name="T14">itemsets (class object from arules</text:span></text:span><text:span text:style-name="Police_20_par_20_défaut"><text:span text:style-name="T18"> </text:span></text:span><text:span text:style-name="Police_20_par_20_défaut"><text:span text:style-name="T14">package) or NULL</text:span></text:span></text:p>
      <text:p text:style-name="P56"><text:span text:style-name="Police_20_par_20_défaut"><text:span text:style-name="T16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nodes(verbose</text:span></text:span><text:span text:style-name="T14">: logical</text:span><text:span text:style-name="Police_20_par_20_défaut"><text:span text:style-name="T19">)</text:span></text:span></text:p>
      <text:p text:style-name="P56"><text:span text:style-name="Police_20_par_20_défaut"><text:span text:style-name="T16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node_links(verbose</text:span></text:span><text:span text:style-name="T14">: logical</text:span><text:span text:style-name="Police_20_par_20_défaut"><text:span text:style-name="T19">)</text:span></text:span></text:p>
      <text:p text:style-name="P56"><text:span text:style-name="Police_20_par_20_défaut"><text:span text:style-name="T16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patterns(verbose</text:span></text:span><text:span text:style-name="Police_20_par_20_défaut"><text:span text:style-name="T14">: logical</text:span></text:span><text:span text:style-name="Police_20_par_20_défaut"><text:span text:style-name="T19">): </text:span></text:span><text:span text:style-name="Police_20_par_20_défaut"><text:span text:style-name="T14">itemsets (class object from arules</text:span></text:span><text:span text:style-name="Police_20_par_20_défaut"><text:span text:style-name="T18"> </text:span></text:span><text:span text:style-name="Police_20_par_20_défaut"><text:span text:style-name="T14">package) or NULL</text:span></text:span></text:p>
      <text:p text:style-name="P56"><text:span text:style-name="Police_20_par_20_défaut"><text:span text:style-name="T16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pattern_links(verbose</text:span></text:span><text:span text:style-name="Police_20_par_20_défaut"><text:span text:style-name="T14">: logical</text:span></text:span><text:span text:style-name="Police_20_par_20_défaut"><text:span text:style-name="T19">)</text:span></text:span></text:p>
      <text:p text:style-name="P51"/>
      <text:p text:style-name="P56"><text:span text:style-name="Police_20_par_20_défaut"><text:span text:style-name="T15"><draw:frame draw:style-name="fr2" draw:name="Objet77" text:anchor-type="as-char" svg:width="0.439cm" svg:height="0.467cm" draw:z-index="10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s_init(part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logical or vector(logical)</text:span></text:span></text:p>
      <text:p text:style-name="P56"><text:span text:style-name="Police_20_par_20_défaut"><text:span text:style-name="T16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nodes()</text:span></text:span><text:span text:style-name="Police_20_par_20_défaut"><text:span text:style-name="T14">: logical</text:span></text:span></text:p>
      <text:p text:style-name="P56"><text:span text:style-name="Police_20_par_20_défaut"><text:span text:style-name="T16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node_links()</text:span></text:span><text:span text:style-name="Police_20_par_20_défaut"><text:span text:style-name="T14">: logical</text:span></text:span></text:p>
      <text:p text:style-name="P56"><text:span text:style-name="Police_20_par_20_défaut"><text:span text:style-name="T16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patterns()</text:span></text:span><text:span text:style-name="Police_20_par_20_défaut"><text:span text:style-name="T14">: logical</text:span></text:span></text:p>
      <text:p text:style-name="P56"><text:span text:style-name="Police_20_par_20_défaut"><text:span text:style-name="T16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pattern_links()</text:span></text:span><text:span text:style-name="Police_20_par_20_défaut"><text:span text:style-name="T14">: logical</text:span></text:span></text:p>
      <text:p text:style-name="P56"><text:span text:style-name="Police_20_par_20_défaut"><text:span text:style-name="T16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check_init(part</text:span></text:span><text:span text:style-name="Police_20_par_20_défaut"><text:span text:style-name="T14">: character or vector(character), </text:span></text:span><text:span text:style-name="Police_20_par_20_défaut"><text:span text:style-name="T19">stop</text:span></text:span><text:span text:style-name="Police_20_par_20_défaut"><text:span text:style-name="T14">: logical, </text:span></text:span><text:span text:style-name="Police_20_par_20_défaut"><text:span text:style-name="T19">prefix</text:span></text:span><text:span text:style-name="Police_20_par_20_défaut"><text:span text:style-name="T14">: character, </text:span></text:span><text:span text:style-name="Police_20_par_20_défaut"><text:span text:style-name="T19">suffix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2"><text:span text:style-name="Police_20_par_20_défaut"><text:span text:style-name="T14"><text:s text:c="12"/>logical or vector(logical)</text:span></text:span></text:p>
      <text:p text:style-name="P51"/>
      <text:p text:style-name="P56"><text:span text:style-name="Police_20_par_20_défaut"><text:span text:style-name="T16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trx_per_year()</text:span></text:span><text:span text:style-name="Police_20_par_20_défaut"><text:span text:style-name="T14">: see attribute</text:span></text:span><text:span text:style-name="Police_20_par_20_défaut"><text:span text:style-name="T18"> nodes_per_year</text:span></text:span></text:p>
      <text:p text:style-name="P56"><text:span text:style-name="Police_20_par_20_défaut"><text:span text:style-name="T16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separate_trx()</text:span></text:span><text:span text:style-name="Police_20_par_20_défaut"><text:span text:style-name="T14">: see attribute</text:span></text:span><text:span text:style-name="Police_20_par_20_défaut"><text:span text:style-name="T18"> nodes</text:span></text:span></text:p>
      <text:p text:style-name="P56"><text:span text:style-name="Police_20_par_20_défaut"><text:span text:style-name="T16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unt_links(entities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s </text:span></text:span><text:span text:style-name="Police_20_par_20_défaut"><text:span text:style-name="T18">n_links</text:span></text:span><text:span text:style-name="Police_20_par_20_défaut"><text:span text:style-name="T14"> and </text:span></text:span><text:span text:style-name="Police_20_par_20_défaut"><text:span text:style-name="T18">p_links</text:span></text:span></text:p>
      <text:p text:style-name="P56"><text:span text:style-name="Police_20_par_20_défaut"><text:span text:style-name="T16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search_links(entities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s</text:span></text:span><text:span text:style-name="Police_20_par_20_défaut"><text:span text:style-name="T18"> node_links</text:span></text:span><text:span text:style-name="Police_20_par_20_défaut"><text:span text:style-name="T14"> and </text:span></text:span><text:span text:style-name="Police_20_par_20_défaut"><text:span text:style-name="T18">pattern_links</text:span></text:span></text:p>
      <text:p text:style-name="P51"/>
      <text:p text:style-name="P56"><text:span text:style-name="Police_20_par_20_défaut"><text:span text:style-name="T16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separate_patterns(target</text:span></text:span><text:span text:style-name="Police_20_par_20_défaut"><text:span text:style-name="T14">: character, </text:span></text:span><text:span text:style-name="Police_20_par_20_défaut"><text:span text:style-name="T18">count</text:span></text:span><text:span text:style-name="Police_20_par_20_défaut"><text:span text:style-name="T14">: numeric, </text:span></text:span><text:span text:style-name="Police_20_par_20_défaut"><text:span text:style-name="T18">min_length</text:span></text:span><text:span text:style-name="Police_20_par_20_défaut"><text:span text:style-name="T14">: numeric, </text:span></text:span></text:p>
      <text:p text:style-name="P83"><text:span text:style-name="Police_20_par_20_défaut"><text:span text:style-name="T18"><text:s text:c="6"/>max_length</text:span></text:span><text:span text:style-name="Police_20_par_20_défaut"><text:span text:style-name="T14">: numeric, </text:span></text:span><text:span text:style-name="Police_20_par_20_défaut"><text:span text:style-name="T19">arules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14">: itemsets (class object from arules</text:span></text:span></text:p>
      <text:p text:style-name="P83"><text:span text:style-name="Police_20_par_20_défaut"><text:span text:style-name="T18"><text:s text:c="6"/></text:span></text:span><text:span text:style-name="Police_20_par_20_défaut"><text:span text:style-name="T14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7">pattern</text:p>
          </table:table-cell>
          <table:table-cell table:style-name="Tableau17.B1" office:value-type="string">
            <text:p text:style-name="P11">support</text:p>
          </table:table-cell>
          <table:table-cell table:style-name="Tableau17.C1" office:value-type="string">
            <text:p text:style-name="P7">frequency</text:p>
          </table:table-cell>
        </table:table-row>
        <table:table-row table:style-name="Tableau17.1">
          <table:table-cell table:style-name="Tableau17.A2" office:value-type="string">
            <text:p text:style-name="P4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17.B2" office:value-type="string">
            <text:p text:style-name="P19">numeric</text:p>
          </table:table-cell>
          <table:table-cell table:style-name="Tableau17.C2" office:value-type="string">
            <text:p text:style-name="P25">integer</text:p>
          </table:table-cell>
        </table:table-row>
      </table:table>
      <text:p text:style-name="P51"/>
      <text:p text:style-name="P56"><text:span text:style-name="Police_20_par_20_défaut"><text:span text:style-name="T16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patterns_by_trx()</text:span></text:span><text:span text:style-name="Police_20_par_20_défaut"><text:span text:style-name="T14">: see attribute </text:span></text:span><text:span text:style-name="Police_20_par_20_défaut"><text:span text:style-name="T18">nodes_patterns</text:span></text:span></text:p>
      <text:p text:style-name="P56"><text:span text:style-name="Police_20_par_20_défaut"><text:span text:style-name="T16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patterns_per_year()</text:span></text:span><text:span text:style-name="Police_20_par_20_défaut"><text:span text:style-name="T14">: see attribute </text:span></text:span><text:span text:style-name="Police_20_par_20_défaut"><text:span text:style-name="T18">patterns_per_year</text:span></text:span></text:p>
      <text:p text:style-name="P56"><text:span text:style-name="Police_20_par_20_défaut"><text:span text:style-name="T16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patterns_characteristics()</text:span></text:span><text:span text:style-name="Police_20_par_20_défaut"><text:span text:style-name="T14">: see attribute</text:span></text:span><text:span text:style-name="Police_20_par_20_défaut"><text:span text:style-name="T18"> patterns</text:span></text:span></text:p>
      <text:p text:style-name="P56"><text:span text:style-name="Police_20_par_20_défaut"><text:span text:style-name="T16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specificity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8">frequencies</text:span></text:span><text:span text:style-name="Police_20_par_20_défaut"><text:span text:style-name="T14">: vector(numeric),</text:span></text:span></text:p>
      <text:p text:style-name="P74"><text:span text:style-name="Police_20_par_20_défaut"><text:span text:style-name="T18"><text:s/>weights</text:span></text:span><text:span text:style-name="Police_20_par_20_défaut"><text:span text:style-name="T14">: vector(numeric)</text:span></text:span><text:span text:style-name="Police_20_par_20_défaut"><text:span text:style-name="T18">)</text:span></text:span><text:span text:style-name="Police_20_par_20_défaut"><text:span text:style-name="T14">: vector(numeric)</text:span></text:span></text:p>
      <text:p text:style-name="P56"><text:span text:style-name="Police_20_par_20_défaut"><text:span text:style-name="T16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heck_RI_params(end</text:span></text:span><text:span text:style-name="Police_20_par_20_défaut"><text:span text:style-name="T14">: numeric, </text:span></text:span><text:span text:style-name="Police_20_par_20_défaut"><text:span text:style-name="T18">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</text:span></text:span><text:span text:style-name="Police_20_par_20_défaut"><text:span text:style-name="T34">vector(integer)</text:span></text:span></text:p>
      <table:table table:name="Tableau40" table:style-name="Tableau40">
        <table:table-column table:style-name="Tableau40.A" table:number-columns-repeated="2"/>
        <table:table-row table:style-name="Tableau40.1">
          <table:table-cell table:style-name="Tableau40.A1" office:value-type="string">
            <text:p text:style-name="P9">end</text:p>
          </table:table-cell>
          <table:table-cell table:style-name="Tableau40.B1" office:value-type="string">
            <text:p text:style-name="P9">period</text:p>
          </table:table-cell>
        </table:table-row>
        <table:table-row table:style-name="Tableau40.1">
          <table:table-cell table:style-name="Tableau40.A2" office:value-type="string">
            <text:p text:style-name="P36">integer</text:p>
          </table:table-cell>
          <table:table-cell table:style-name="Tableau40.B2" office:value-type="string">
            <text:p text:style-name="P36">integer</text:p>
          </table:table-cell>
        </table:table-row>
      </table:table>
      <text:p text:style-name="P2"/>
      <text:p text:style-name="P56"><text:span text:style-name="Police_20_par_20_défaut"><text:span text:style-name="T16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eporting_indexe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 </text:span></text:span><text:span text:style-name="Police_20_par_20_défaut"><text:span text:style-name="T18">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</text:span></text:span></text:p>
      <text:p text:style-name="P82"><text:s text:c="2"/>vector(numeric)</text:p>
      <text:p text:style-name="P93"><text:span text:style-name="Police_20_par_20_défaut"><text:span text:style-name="T16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eporting_indexes_limit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</text:span></text:span></text:p>
      <text:p text:style-name="P80"><text:span text:style-name="Police_20_par_20_défaut"><text:span text:style-name="T18"><text:s text:c="14"/>overall_period</text:span></text:span><text:span text:style-name="Police_20_par_20_défaut"><text:span text:style-name="T14">: numeric, </text:span></text:span><text:span text:style-name="Police_20_par_20_défaut"><text:span text:style-name="T18">recent_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7">RI.overall</text:p>
          </table:table-cell>
          <table:table-cell table:style-name="Tableau19.B1" office:value-type="string">
            <text:p text:style-name="P7">RI.recent</text:p>
          </table:table-cell>
        </table:table-row>
        <table:table-row table:style-name="Tableau19.1">
          <table:table-cell table:style-name="Tableau19.A2" office:value-type="string">
            <text:p text:style-name="P14">numeric</text:p>
          </table:table-cell>
          <table:table-cell table:style-name="Tableau19.B2" office:value-type="string">
            <text:p text:style-name="P14">numeric</text:p>
          </table:table-cell>
        </table:table-row>
      </table:table>
      <text:p text:style-name="P77"/>
      <text:p text:style-name="P65"><text:span text:style-name="Police_20_par_20_défaut"><text:span text:style-name="T16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xi_threshold(reporting_indexes</text:span></text:span><text:span text:style-name="Police_20_par_20_défaut"><text:span text:style-name="T14">: vector(numeric)</text:span></text:span><text:span text:style-name="Police_20_par_20_défaut"><text:span text:style-name="T18">)</text:span></text:span><text:span text:style-name="Police_20_par_20_défaut"><text:span text:style-name="T14">: </text:span></text:span><text:span text:style-name="Police_20_par_20_défaut"><text:span text:style-name="T10">integer</text:span></text:span></text:p>
      <text:p text:style-name="P56"><text:span text:style-name="Police_20_par_20_défaut"><text:span text:style-name="T16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i_threshold(reporting_indexes</text:span></text:span><text:span text:style-name="Police_20_par_20_défaut"><text:span text:style-name="T14">: vector(numeric), </text:span></text:span><text:span text:style-name="Police_20_par_20_défaut"><text:span text:style-name="T18">xi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numeric</text:span></text:span></text:p>
      <text:p text:style-name="P56"><text:span text:style-name="Police_20_par_20_défaut"><text:span text:style-name="T16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dynamic_statu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 </text:span></text:span><text:span text:style-name="Police_20_par_20_défaut"><text:span text:style-name="T19">overall_</text:span></text:span><text:span text:style-name="Police_20_par_20_défaut"><text:span text:style-name="T18">period</text:span></text:span><text:span text:style-name="Police_20_par_20_défaut"><text:span text:style-name="T14">: numeric,</text:span></text:span></text:p>
      <text:p text:style-name="P56"><text:span text:style-name="Police_20_par_20_défaut"><text:span text:style-name="T14"><text:s text:c="36"/></text:span></text:span><text:span text:style-name="Police_20_par_20_défaut"><text:span text:style-name="T19">r</text:span></text:span><text:span text:style-name="Police_20_par_20_défaut"><text:span text:style-name="T18">ecent_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list</text:span></text:span></text:p>
      <text:p text:style-name="P51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7">RI.overall</text:p>
          </table:table-cell>
          <table:table-cell table:style-name="Tableau20.B1" office:value-type="string">
            <text:p text:style-name="P7">is.above.threshold.1</text:p>
          </table:table-cell>
          <table:table-cell table:style-name="Tableau20.C1" office:value-type="string">
            <text:p text:style-name="P7">RI.recent</text:p>
          </table:table-cell>
          <table:table-cell table:style-name="Tableau20.D1" office:value-type="string">
            <text:p text:style-name="P7">is.above.threshold.2</text:p>
          </table:table-cell>
          <table:table-cell table:style-name="Tableau20.E1" office:value-type="string">
            <text:p text:style-name="P7">status</text:p>
          </table:table-cell>
        </table:table-row>
        <table:table-row table:style-name="Tableau20.1">
          <table:table-cell table:style-name="Tableau20.A2" office:value-type="string">
            <text:p text:style-name="P14">numeric</text:p>
          </table:table-cell>
          <table:table-cell table:style-name="Tableau20.B2" office:value-type="string">
            <text:p text:style-name="P14">logical</text:p>
          </table:table-cell>
          <table:table-cell table:style-name="Tableau20.C2" office:value-type="string">
            <text:p text:style-name="P14">numeric</text:p>
          </table:table-cell>
          <table:table-cell table:style-name="Tableau20.D2" office:value-type="string">
            <text:p text:style-name="P14">logical</text:p>
          </table:table-cell>
          <table:table-cell table:style-name="Tableau20.E2" office:value-type="string">
            <text:p text:style-name="P14">character</text:p>
          </table:table-cell>
        </table:table-row>
      </table:table>
      <text:p text:style-name="P51"/>
      <text:p text:style-name="P51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4"> </text:p>
          </table:table-cell>
          <table:table-cell table:style-name="Tableau21.B1" office:value-type="string">
            <text:p text:style-name="P7">threshold.1</text:p>
          </table:table-cell>
          <table:table-cell table:style-name="Tableau21.C1" office:value-type="string">
            <text:p text:style-name="P7">threshold.2</text:p>
          </table:table-cell>
        </table:table-row>
        <table:table-row table:style-name="Tableau21.1">
          <table:table-cell table:style-name="Tableau21.A2" office:value-type="string">
            <text:p text:style-name="P7">xi</text:p>
          </table:table-cell>
          <table:table-cell table:style-name="Tableau21.B2" office:value-type="string">
            <text:p text:style-name="P14">numeric</text:p>
          </table:table-cell>
          <table:table-cell table:style-name="Tableau21.C2" office:value-type="string">
            <text:p text:style-name="P14">numeric</text:p>
          </table:table-cell>
        </table:table-row>
        <table:table-row table:style-name="Tableau21.1">
          <table:table-cell table:style-name="Tableau21.A3" office:value-type="string">
            <text:p text:style-name="P7">RI</text:p>
          </table:table-cell>
          <table:table-cell table:style-name="Tableau21.B3" office:value-type="string">
            <text:p text:style-name="P14">numeric</text:p>
          </table:table-cell>
          <table:table-cell table:style-name="Tableau21.C3" office:value-type="string">
            <text:p text:style-name="P14">numeric</text:p>
          </table:table-cell>
        </table:table-row>
      </table:table>
      <text:p text:style-name="P66"/>
      <text:p text:style-name="P56"><text:span text:style-name="Police_20_par_20_défaut"><text:span text:style-name="T15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pectrum_chart(pc</text:span></text:span><text:span text:style-name="Police_20_par_20_défaut"><text:span text:style-name="T14">: </text:span></text:span><text:span text:style-name="Police_20_par_20_défaut"><text:span text:style-name="T27">character</text:span></text:span><text:span text:style-name="Police_20_par_20_défaut"><text:span text:style-name="T14"> or see attribute</text:span></text:span><text:span text:style-name="Police_20_par_20_défaut"><text:span text:style-name="T18"> patterns</text:span></text:span><text:span text:style-name="Police_20_par_20_défaut"><text:span text:style-name="T14">, </text:span></text:span><text:span text:style-name="Police_20_par_20_défaut"><text:span text:style-name="T19">identifiers</text:span></text:span><text:span text:style-name="Police_20_par_20_défaut"><text:span text:style-name="T14">: character, </text:span></text:span><text:span text:style-name="Police_20_par_20_défaut"><text:span text:style-name="T19">sort</text:span></text:span><text:span text:style-name="Police_20_par_20_défaut"><text:span text:style-name="T14">: logical,</text:span></text:span></text:p>
      <text:p text:style-name="P69"><text:span text:style-name="Police_20_par_20_défaut"><text:span text:style-name="T18"><text:s text:c="7"/>title</text:span></text:span><text:span text:style-name="Police_20_par_20_défaut"><text:span text:style-name="T14">: character, </text:span></text:span><text:span text:style-name="Police_20_par_20_défaut"><text:span text:style-name="T18">path</text:span></text:span><text:span text:style-name="Police_20_par_20_défaut"><text:span text:style-name="T14">: character, </text:span></text:span><text:span text:style-name="Police_20_par_20_défaut"><text:span text:style-name="T18">name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7">ID</text:p>
          </table:table-cell>
          <table:table-cell table:style-name="Tableau22.B1" office:value-type="string">
            <text:p text:style-name="P7">pattern</text:p>
          </table:table-cell>
          <table:table-cell table:style-name="Tableau22.A1" office:value-type="string">
            <text:p text:style-name="P7">year</text:p>
          </table:table-cell>
          <table:table-cell table:style-name="Tableau22.D1" office:value-type="string">
            <text:p text:style-name="P7">length</text:p>
          </table:table-cell>
          <table:table-cell table:style-name="Tableau22.E1" office:value-type="string">
            <text:p text:style-name="P11">support</text:p>
          </table:table-cell>
          <table:table-cell table:style-name="Tableau22.F1" office:value-type="string">
            <text:p text:style-name="P7">frequency</text:p>
          </table:table-cell>
          <table:table-cell table:style-name="Tableau22.A1" office:value-type="string">
            <text:p text:style-name="P7">f.complex</text:p>
          </table:table-cell>
          <table:table-cell table:style-name="Tableau22.A1" office:value-type="string">
            <text:p text:style-name="P7">f.simple</text:p>
          </table:table-cell>
          <table:table-cell table:style-name="Tableau22.I1" office:value-type="string">
            <text:p text:style-name="P7">weight</text:p>
          </table:table-cell>
          <table:table-cell table:style-name="Tableau22.J1" office:value-type="string">
            <text:p text:style-name="P7">specificity</text:p>
          </table:table-cell>
          <table:table-cell table:style-name="Tableau22.K1" office:value-type="string">
            <text:p text:style-name="P7">status</text:p>
          </table:table-cell>
        </table:table-row>
        <table:table-row table:style-name="Tableau22.1">
          <table:table-cell table:style-name="Tableau22.A2" office:value-type="string">
            <text:p text:style-name="P34">integer</text:p>
          </table:table-cell>
          <table:table-cell table:style-name="Tableau22.B2" office:value-type="string">
            <text:p text:style-name="P14">vector</text:p>
          </table:table-cell>
          <table:table-cell table:style-name="Tableau22.C2" office:value-type="string">
            <text:p text:style-name="P34">integer</text:p>
          </table:table-cell>
          <table:table-cell table:style-name="Tableau22.D2" office:value-type="string">
            <text:p text:style-name="P26">integer</text:p>
          </table:table-cell>
          <table:table-cell table:style-name="Tableau22.E2" office:value-type="string">
            <text:p text:style-name="P19">numeric</text:p>
          </table:table-cell>
          <table:table-cell table:style-name="Tableau22.F2" office:value-type="string">
            <text:p text:style-name="P26">integer</text:p>
          </table:table-cell>
          <table:table-cell table:style-name="Tableau22.G2" office:value-type="string">
            <text:p text:style-name="P34">integer</text:p>
          </table:table-cell>
          <table:table-cell table:style-name="Tableau22.H2" office:value-type="string">
            <text:p text:style-name="P34">integer</text:p>
          </table:table-cell>
          <table:table-cell table:style-name="Tableau22.I2" office:value-type="string">
            <text:p text:style-name="P26">integer</text:p>
          </table:table-cell>
          <table:table-cell table:style-name="Tableau22.J2" office:value-type="string">
            <text:p text:style-name="P14">numeric</text:p>
          </table:table-cell>
          <table:table-cell table:style-name="Tableau22.K2" office:value-type="string">
            <text:p text:style-name="P14">character</text:p>
          </table:table-cell>
        </table:table-row>
      </table:table>
      <text:p text:style-name="P51"/>
      <text:p text:style-name="P56"><text:span text:style-name="Police_20_par_20_défaut"><text:span text:style-name="T16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plot_spectrum_chart(pc</text:span></text:span><text:span text:style-name="Police_20_par_20_défaut"><text:span text:style-name="T14">: 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74"><text:span text:style-name="Police_20_par_20_défaut"><text:span text:style-name="T18"><text:s text:c="2"/>frequencies</text:span></text:span><text:span text:style-name="Police_20_par_20_défaut"><text:span text:style-name="T14">: see method </text:span></text:span><text:span text:style-name="Police_20_par_20_défaut"><text:span text:style-name="T25">frequency_by_node_complexity</text:span></text:span><text:span text:style-name="Police_20_par_20_défaut"><text:span text:style-name="T14">, </text:span></text:span><text:span text:style-name="Police_20_par_20_défaut"><text:span text:style-name="T18">title</text:span></text:span><text:span text:style-name="Police_20_par_20_défaut"><text:span text:style-name="T14">: character</text:span></text:span><text:span text:style-name="Police_20_par_20_défaut"><text:span text:style-name="T18">)</text:span></text:span></text:p>
      <text:p text:style-name="P51"/>
      <text:p text:style-name="P57"><text:span text:style-name="Police_20_par_20_défaut"><text:span text:style-name="T16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pattern_node_characteristic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</text:span></text:span><text:span text:style-name="Police_20_par_20_défaut"><text:span text:style-name="T18">)</text:span></text:span><text:span text:style-name="Police_20_par_20_défaut"><text:span text:style-name="T14">: list</text:span></text:span></text:p>
      <text:section text:style-name="Sect1" text:name="Sect1">
        <text:p text:style-name="P53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8">1</text:p>
            </table:table-cell>
            <table:table-cell table:style-name="Tableau1.B1" office:value-type="string">
              <text:p text:style-name="P17">vector(<text:span text:style-name="T48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8">2</text:p>
            </table:table-cell>
            <table:table-cell table:style-name="Tableau1.B2" office:value-type="string">
              <text:p text:style-name="P17">vector(<text:span text:style-name="T48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8">…</text:p>
            </table:table-cell>
            <table:table-cell table:style-name="Tableau1.B3" office:value-type="string">
              <text:p text:style-name="P15">…</text:p>
            </table:table-cell>
          </table:table-row>
          <table:table-row table:style-name="Tableau1.1">
            <table:table-cell table:style-name="Tableau1.A4" office:value-type="string">
              <text:p text:style-name="P44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17">vector(<text:span text:style-name="T48">integer</text:span>)</text:p>
            </table:table-cell>
          </table:table-row>
        </table:table>
        <text:p text:style-name="P53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8">1</text:p>
            </table:table-cell>
            <table:table-cell table:style-name="Tableau23.B1" office:value-type="string">
              <text:p text:style-name="P15">vector(<text:span text:style-name="T47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8">2</text:p>
            </table:table-cell>
            <table:table-cell table:style-name="Tableau23.B2" office:value-type="string">
              <text:p text:style-name="P16">vector(<text:span text:style-name="T47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8">…</text:p>
            </table:table-cell>
            <table:table-cell table:style-name="Tableau23.B3" office:value-type="string">
              <text:p text:style-name="P15">…</text:p>
            </table:table-cell>
          </table:table-row>
          <table:table-row table:style-name="Tableau23.1">
            <table:table-cell table:style-name="Tableau23.A4" office:value-type="string">
              <text:p text:style-name="P44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6">vector(<text:span text:style-name="T47">integer</text:span>)</text:p>
            </table:table-cell>
          </table:table-row>
        </table:table>
      </text:section>
      <text:p text:style-name="P92"><text:span text:style-name="Police_20_par_20_défaut"><text:span text:style-name="T15"/></text:span></text:p>
      <text:p text:style-name="P57"><text:span text:style-name="Police_20_par_20_défaut"><text:span text:style-name="T15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5">frequency_by_complexity(patterns</text:span></text:span><text:span text:style-name="Police_20_par_20_défaut"><text:span text:style-name="T15">: list(vector(character))</text:span></text:span><text:span text:style-name="Police_20_par_20_défaut"><text:span text:style-name="T25">)</text:span></text:span><text:span text:style-name="Police_20_par_20_défaut"><text:span text:style-name="T15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8">complex</text:p>
          </table:table-cell>
          <table:table-cell table:style-name="Tableau24.B1" office:value-type="string">
            <text:p text:style-name="P8">simple</text:p>
          </table:table-cell>
        </table:table-row>
        <table:table-row table:style-name="Tableau24.1">
          <table:table-cell table:style-name="Tableau24.A2" office:value-type="string">
            <text:p text:style-name="P35">integer</text:p>
          </table:table-cell>
          <table:table-cell table:style-name="Tableau24.B2" office:value-type="string">
            <text:p text:style-name="P35">integer</text:p>
          </table:table-cell>
        </table:table-row>
      </table:table>
      <text:p text:style-name="P46"/>
      <text:p text:style-name="P94"><text:span text:style-name="Police_20_par_20_défaut"><text:span text:style-name="T15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pectrosome_chart(nopc</text:span></text:span><text:span text:style-name="Police_20_par_20_défaut"><text:span text:style-name="T14">: </text:span></text:span><text:span text:style-name="Police_20_par_20_défaut"><text:span text:style-name="T27">character</text:span></text:span><text:span text:style-name="Police_20_par_20_défaut"><text:span text:style-name="T14">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9">identifiers</text:span></text:span><text:span text:style-name="Police_20_par_20_défaut"><text:span text:style-name="T14">: character,</text:span></text:span></text:p>
      <text:p text:style-name="P70"><text:span text:style-name="Police_20_par_20_défaut"><text:span text:style-name="T18"><text:s text:c="14"/>nb_graphs</text:span></text:span><text:span text:style-name="Police_20_par_20_défaut"><text:span text:style-name="T14">: numeric, </text:span></text:span><text:span text:style-name="Police_20_par_20_défaut"><text:span text:style-name="T19">min_link_weight</text:span></text:span><text:span text:style-name="Police_20_par_20_défaut"><text:span text:style-name="T14">: numeric,</text:span></text:span></text:p>
      <text:p text:style-name="P70"><text:span text:style-name="Police_20_par_20_défaut"><text:span text:style-name="T14"><text:s text:c="14"/></text:span></text:span><text:span text:style-name="Police_20_par_20_défaut"><text:span text:style-name="T18">vertex_size</text:span></text:span><text:span text:style-name="Police_20_par_20_défaut"><text:span text:style-name="T14">: character or numeric or vector(numeric), </text:span></text:span></text:p>
      <text:p text:style-name="P70"><text:span text:style-name="Police_20_par_20_défaut"><text:span text:style-name="T14"><text:s text:c="14"/></text:span></text:span><text:span text:style-name="Police_20_par_20_défaut"><text:span text:style-name="T19">size_range</text:span></text:span><text:span text:style-name="Police_20_par_20_défaut"><text:span text:style-name="T14">: vector(numeric), </text:span></text:span><text:span text:style-name="Police_20_par_20_défaut"><text:span text:style-name="T18">vertex_col</text:span></text:span><text:span text:style-name="Police_20_par_20_défaut"><text:span text:style-name="T27">: character or vector(character),</text:span></text:span></text:p>
      <text:p text:style-name="P71"><text:span text:style-name="Police_20_par_20_défaut"><text:span text:style-name="T18"><text:s text:c="14"/>clusters</text:span></text:span><text:span text:style-name="Police_20_par_20_défaut"><text:span text:style-name="T27">: numeric, </text:span></text:span><text:span text:style-name="Police_20_par_20_défaut"><text:span text:style-name="T18">highlight</text:span></text:span><text:span text:style-name="Police_20_par_20_défaut"><text:span text:style-name="T27">: numeric, 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8">n</text:span></text:span><text:span text:style-name="Police_20_par_20_défaut"><text:span text:style-name="T19">.cutoff</text:span></text:span><text:span text:style-name="Police_20_par_20_défaut"><text:span text:style-name="T14">: numeric,</text:span></text:span></text:p>
      <text:p text:style-name="P71"><text:span text:style-name="Police_20_par_20_défaut"><text:span text:style-name="T18"><text:s text:c="14"/></text:span></text:span><text:span text:style-name="Police_20_par_20_défaut"><text:span text:style-name="T19">c.cutoff</text:span></text:span><text:span text:style-name="Police_20_par_20_défaut"><text:span text:style-name="T14">: numeric, </text:span></text:span><text:span text:style-name="Police_20_par_20_défaut"><text:span text:style-name="T19">display_mixt</text:span></text:span><text:span text:style-name="Police_20_par_20_défaut"><text:span text:style-name="T14">: logical, </text:span></text:span><text:span text:style-name="Police_20_par_20_défaut"><text:span text:style-name="T18">title</text:span></text:span><text:span text:style-name="Police_20_par_20_défaut"><text:span text:style-name="T14">: character, </text:span></text:span><text:span text:style-name="Police_20_par_20_défaut"><text:span text:style-name="T18">path</text:span></text:span><text:span text:style-name="Police_20_par_20_défaut"><text:span text:style-name="T14">: character,</text:span></text:span></text:p>
      <text:p text:style-name="P71"><text:span text:style-name="Police_20_par_20_défaut"><text:span text:style-name="T19"><text:s text:c="14"/></text:span></text:span><text:span text:style-name="Police_20_par_20_défaut"><text:span text:style-name="T18">name</text:span></text:span><text:span text:style-name="Police_20_par_20_défaut"><text:span text:style-name="T14">: character, </text:span></text:span><text:span text:style-name="Police_20_par_20_défaut"><text:span text:style-name="T19">…</text:span></text:span><text:span text:style-name="Police_20_par_20_défaut"><text:span text:style-name="T18">)</text:span></text:span><text:span text:style-name="Police_20_par_20_défaut"><text:span text:style-name="T14">: list</text:span></text:span></text:p>
      <text:p text:style-name="P53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8">ID</text:p>
          </table:table-cell>
          <table:table-cell table:style-name="Tableau25.B1" office:value-type="string">
            <text:p text:style-name="P8">node</text:p>
          </table:table-cell>
          <table:table-cell table:style-name="Tableau25.C1" office:value-type="string">
            <text:p text:style-name="P8">length</text:p>
          </table:table-cell>
          <table:table-cell table:style-name="Tableau25.D1" office:value-type="string">
            <text:p text:style-name="P8">frequency</text:p>
          </table:table-cell>
          <table:table-cell table:style-name="Tableau25.E1" office:value-type="string">
            <text:p text:style-name="P8">degree</text:p>
          </table:table-cell>
        </table:table-row>
        <table:table-row table:style-name="Tableau25.1">
          <table:table-cell table:style-name="Tableau25.A2" office:value-type="string">
            <text:p text:style-name="P28">integer</text:p>
          </table:table-cell>
          <table:table-cell table:style-name="Tableau25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25.C2" office:value-type="string">
            <text:p text:style-name="P27">integer</text:p>
          </table:table-cell>
          <table:table-cell table:style-name="Tableau25.D2" office:value-type="string">
            <text:p text:style-name="P35">integer</text:p>
          </table:table-cell>
          <table:table-cell table:style-name="Tableau25.E2" office:value-type="string">
            <text:p text:style-name="P27">integer</text:p>
          </table:table-cell>
        </table:table-row>
      </table:table>
      <text:p text:style-name="P57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8">ID</text:p>
          </table:table-cell>
          <table:table-cell table:style-name="Tableau26.B1" office:value-type="string">
            <text:p text:style-name="P8">pattern</text:p>
          </table:table-cell>
          <table:table-cell table:style-name="Tableau26.A1" office:value-type="string">
            <text:p text:style-name="P8">year</text:p>
          </table:table-cell>
          <table:table-cell table:style-name="Tableau26.D1" office:value-type="string">
            <text:p text:style-name="P8">length</text:p>
          </table:table-cell>
          <table:table-cell table:style-name="Tableau26.E1" office:value-type="string">
            <text:p text:style-name="P12">support</text:p>
          </table:table-cell>
          <table:table-cell table:style-name="Tableau26.F1" office:value-type="string">
            <text:p text:style-name="P8">frequency</text:p>
          </table:table-cell>
          <table:table-cell table:style-name="Tableau26.G1" office:value-type="string">
            <text:p text:style-name="P8">weight</text:p>
          </table:table-cell>
          <table:table-cell table:style-name="Tableau26.H1" office:value-type="string">
            <text:p text:style-name="P8">specificity</text:p>
          </table:table-cell>
          <table:table-cell table:style-name="Tableau26.I1" office:value-type="string">
            <text:p text:style-name="P8">status</text:p>
          </table:table-cell>
          <table:table-cell table:style-name="Tableau26.A1" office:value-type="string">
            <text:p text:style-name="P8">degree</text:p>
          </table:table-cell>
        </table:table-row>
        <table:table-row table:style-name="Tableau26.1">
          <table:table-cell table:style-name="Tableau26.A2" office:value-type="string">
            <text:p text:style-name="P27">integer</text:p>
          </table:table-cell>
          <table:table-cell table:style-name="Tableau26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26.C2" office:value-type="string">
            <text:p text:style-name="P35">integer</text:p>
          </table:table-cell>
          <table:table-cell table:style-name="Tableau26.D2" office:value-type="string">
            <text:p text:style-name="P27">integer</text:p>
          </table:table-cell>
          <table:table-cell table:style-name="Tableau26.E2" office:value-type="string">
            <text:p text:style-name="P20">numeric</text:p>
          </table:table-cell>
          <table:table-cell table:style-name="Tableau26.F2" office:value-type="string">
            <text:p text:style-name="P27">integer</text:p>
          </table:table-cell>
          <table:table-cell table:style-name="Tableau26.G2" office:value-type="string">
            <text:p text:style-name="P27">integer</text:p>
          </table:table-cell>
          <table:table-cell table:style-name="Tableau26.H2" office:value-type="string">
            <text:p text:style-name="P15">numeric</text:p>
          </table:table-cell>
          <table:table-cell table:style-name="Tableau26.I2" office:value-type="string">
            <text:p text:style-name="P15">character</text:p>
          </table:table-cell>
          <table:table-cell table:style-name="Tableau26.J2" office:value-type="string">
            <text:p text:style-name="P27">integer</text:p>
          </table:table-cell>
        </table:table-row>
      </table:table>
      <text:p text:style-name="P53"/>
      <text:p text:style-name="P53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8">ID</text:p>
          </table:table-cell>
          <table:table-cell table:style-name="Tableau27.B1" office:value-type="string">
            <text:p text:style-name="P8">endpoint.1</text:p>
          </table:table-cell>
          <table:table-cell table:style-name="Tableau27.C1" office:value-type="string">
            <text:p text:style-name="P8">endpoint.2</text:p>
          </table:table-cell>
          <table:table-cell table:style-name="Tableau27.D1" office:value-type="string">
            <text:p text:style-name="P8">items</text:p>
          </table:table-cell>
          <table:table-cell table:style-name="Tableau27.E1" office:value-type="string">
            <text:p text:style-name="P8">weight</text:p>
          </table:table-cell>
        </table:table-row>
        <table:table-row table:style-name="Tableau27.1">
          <table:table-cell table:style-name="Tableau27.A2" office:value-type="string">
            <text:p text:style-name="P29">integer</text:p>
          </table:table-cell>
          <table:table-cell table:style-name="Tableau27.B2" office:value-type="string">
            <text:p text:style-name="P29">integer</text:p>
          </table:table-cell>
          <table:table-cell table:style-name="Tableau27.C2" office:value-type="string">
            <text:p text:style-name="P29">integer</text:p>
          </table:table-cell>
          <table:table-cell table:style-name="Tableau27.D2" office:value-type="string">
            <text:p text:style-name="P15">character</text:p>
          </table:table-cell>
          <table:table-cell table:style-name="Tableau27.E2" office:value-type="string">
            <text:p text:style-name="P29">integer</text:p>
          </table:table-cell>
        </table:table-row>
      </table:table>
      <text:p text:style-name="P57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8">ID</text:p>
          </table:table-cell>
          <table:table-cell table:style-name="Tableau28.B1" office:value-type="string">
            <text:p text:style-name="P8">endpoint.1</text:p>
          </table:table-cell>
          <table:table-cell table:style-name="Tableau28.C1" office:value-type="string">
            <text:p text:style-name="P8">endpoint.2</text:p>
          </table:table-cell>
          <table:table-cell table:style-name="Tableau28.D1" office:value-type="string">
            <text:p text:style-name="P8">items</text:p>
          </table:table-cell>
          <table:table-cell table:style-name="Tableau28.E1" office:value-type="string">
            <text:p text:style-name="P8">weight</text:p>
          </table:table-cell>
          <table:table-cell table:style-name="Tableau28.F1" office:value-type="string">
            <text:p text:style-name="P8">year</text:p>
          </table:table-cell>
        </table:table-row>
        <table:table-row table:style-name="Tableau28.1">
          <table:table-cell table:style-name="Tableau28.A2" office:value-type="string">
            <text:p text:style-name="P29">integer</text:p>
          </table:table-cell>
          <table:table-cell table:style-name="Tableau28.B2" office:value-type="string">
            <text:p text:style-name="P29">integer</text:p>
          </table:table-cell>
          <table:table-cell table:style-name="Tableau28.C2" office:value-type="string">
            <text:p text:style-name="P29">integer</text:p>
          </table:table-cell>
          <table:table-cell table:style-name="Tableau28.D2" office:value-type="string">
            <text:p text:style-name="P15">character</text:p>
          </table:table-cell>
          <table:table-cell table:style-name="Tableau28.E2" office:value-type="string">
            <text:p text:style-name="P29">integer</text:p>
          </table:table-cell>
          <table:table-cell table:style-name="Tableau28.F2" office:value-type="string">
            <text:p text:style-name="P29">integer</text:p>
          </table:table-cell>
        </table:table-row>
      </table:table>
      <text:p text:style-name="P48"/>
      <text:p text:style-name="P57"><text:span text:style-name="Police_20_par_20_défaut"><text:span text:style-name="T27">[[</text:span></text:span><text:span text:style-name="Police_20_par_20_défaut"><text:span text:style-name="T14">"</text:span></text:span><text:span text:style-name="Police_20_par_20_défaut"><text:span text:style-name="T27">coords</text:span></text:span><text:span text:style-name="Police_20_par_20_défaut"><text:span text:style-name="T14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5"> </text:p>
          </table:table-cell>
          <table:table-cell table:style-name="Tableau29.B1" office:value-type="string">
            <text:p text:style-name="P8">x</text:p>
          </table:table-cell>
          <table:table-cell table:style-name="Tableau29.C1" office:value-type="string">
            <text:p text:style-name="P8">y</text:p>
          </table:table-cell>
        </table:table-row>
        <table:table-row table:style-name="Tableau29.1">
          <table:table-cell table:style-name="Tableau29.A2" office:value-type="string">
            <text:p text:style-name="P8">vertex 1</text:p>
          </table:table-cell>
          <table:table-cell table:style-name="Tableau29.B2" office:value-type="string">
            <text:p text:style-name="P15">numeric</text:p>
          </table:table-cell>
          <table:table-cell table:style-name="Tableau29.C2" office:value-type="string">
            <text:p text:style-name="P15">numeric</text:p>
          </table:table-cell>
        </table:table-row>
        <table:table-row table:style-name="Tableau29.1">
          <table:table-cell table:style-name="Tableau29.A3" office:value-type="string">
            <text:p text:style-name="P8">vertex 2</text:p>
          </table:table-cell>
          <table:table-cell table:style-name="Tableau29.B3" office:value-type="string">
            <text:p text:style-name="P15">numeric</text:p>
          </table:table-cell>
          <table:table-cell table:style-name="Tableau29.C3" office:value-type="string">
            <text:p text:style-name="P15">numeric</text:p>
          </table:table-cell>
        </table:table-row>
        <table:table-row table:style-name="Tableau29.1">
          <table:table-cell table:style-name="Tableau29.A4" office:value-type="string">
            <text:p text:style-name="P8">…</text:p>
          </table:table-cell>
          <table:table-cell table:style-name="Tableau29.B4" office:value-type="string">
            <text:p text:style-name="P15">…</text:p>
          </table:table-cell>
          <table:table-cell table:style-name="Tableau29.C4" office:value-type="string">
            <text:p text:style-name="P15">…</text:p>
          </table:table-cell>
        </table:table-row>
        <table:table-row table:style-name="Tableau29.1">
          <table:table-cell table:style-name="Tableau29.A5" office:value-type="string">
            <text:p text:style-name="P5"><text:span text:style-name="Police_20_par_20_défaut"><text:span text:style-name="T12">vertex</text:span></text:span><text:span text:style-name="Police_20_par_20_défaut"><text:span text:style-name="T12"><draw:frame draw:style-name="fr2" draw:name="Objet126" text:anchor-type="as-char" svg:width="0.564cm" svg:height="0.467cm" draw:z-index="116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11">or</text:span></text:span><text:span text:style-name="Police_20_par_20_défaut"><text:span text:style-name="T11"><draw:frame draw:style-name="fr2" draw:name="Objet125" text:anchor-type="as-char" svg:width="0.503cm" svg:height="0.467cm" draw:z-index="1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5">numeric</text:p>
          </table:table-cell>
          <table:table-cell table:style-name="Tableau29.C5" office:value-type="string">
            <text:p text:style-name="P15">numeric</text:p>
          </table:table-cell>
        </table:table-row>
      </table:table>
      <text:p text:style-name="P53"/>
      <text:p text:style-name="P57"><text:span text:style-name="Police_20_par_20_défaut"><text:span text:style-name="T16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<text:s/>cluster_text(graph</text:span></text:span><text:span text:style-name="Police_20_par_20_défaut"><text:span text:style-name="T14">: see matrix below, </text:span></text:span><text:span text:style-name="Police_20_par_20_défaut"><text:span text:style-name="T18">links</text:span></text:span><text:span text:style-name="Police_20_par_20_défaut"><text:span text:style-name="T14">: see attributes</text:span></text:span><text:span text:style-name="Police_20_par_20_défaut"><text:span text:style-name="T18"> node_links</text:span></text:span><text:span text:style-name="Police_20_par_20_défaut"><text:span text:style-name="T14"> and </text:span></text:span><text:span text:style-name="Police_20_par_20_défaut"><text:span text:style-name="T18">pattern_links</text:span></text:span><text:span text:style-name="Police_20_par_20_défaut"><text:span text:style-name="T27">,</text:span></text:span></text:p>
      <text:p text:style-name="P73"><text:span text:style-name="Police_20_par_20_défaut"><text:span text:style-name="T19"><text:s text:c="15"/>display</text:span></text:span><text:span text:style-name="Police_20_par_20_défaut"><text:span text:style-name="T14">: numeric, </text:span></text:span><text:span text:style-name="Police_20_par_20_défaut"><text:span text:style-name="T19">highlight</text:span></text:span><text:span text:style-name="Police_20_par_20_défaut"><text:span text:style-name="T14">: numeric,</text:span></text:span><text:span text:style-name="Police_20_par_20_défaut"><text:span text:style-name="T19"> use_names</text:span></text:span><text:span text:style-name="Police_20_par_20_défaut"><text:span text:style-name="T14">: logical, </text:span></text:span><text:span text:style-name="Police_20_par_20_défaut"><text:span text:style-name="T19">cutoff</text:span></text:span><text:span text:style-name="Police_20_par_20_défaut"><text:span text:style-name="T14">: numeric</text:span></text:span><text:span text:style-name="Police_20_par_20_défaut"><text:span text:style-name="T18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5"> </text:p>
          </table:table-cell>
          <table:table-cell table:style-name="Tableau30.B1" office:value-type="string">
            <text:p text:style-name="P8">x</text:p>
          </table:table-cell>
          <table:table-cell table:style-name="Tableau30.C1" office:value-type="string">
            <text:p text:style-name="P8">y</text:p>
          </table:table-cell>
        </table:table-row>
        <table:table-row table:style-name="Tableau30.1">
          <table:table-cell table:style-name="Tableau30.A2" office:value-type="string">
            <text:p text:style-name="P8">vertex 1</text:p>
          </table:table-cell>
          <table:table-cell table:style-name="Tableau30.B2" office:value-type="string">
            <text:p text:style-name="P15">numeric</text:p>
          </table:table-cell>
          <table:table-cell table:style-name="Tableau30.C2" office:value-type="string">
            <text:p text:style-name="P15">numeric</text:p>
          </table:table-cell>
        </table:table-row>
        <table:table-row table:style-name="Tableau30.1">
          <table:table-cell table:style-name="Tableau30.A3" office:value-type="string">
            <text:p text:style-name="P8">vertex 2</text:p>
          </table:table-cell>
          <table:table-cell table:style-name="Tableau30.B3" office:value-type="string">
            <text:p text:style-name="P15">numeric</text:p>
          </table:table-cell>
          <table:table-cell table:style-name="Tableau30.C3" office:value-type="string">
            <text:p text:style-name="P15">numeric</text:p>
          </table:table-cell>
        </table:table-row>
        <table:table-row table:style-name="Tableau30.1">
          <table:table-cell table:style-name="Tableau30.A4" office:value-type="string">
            <text:p text:style-name="P8">…</text:p>
          </table:table-cell>
          <table:table-cell table:style-name="Tableau30.B4" office:value-type="string">
            <text:p text:style-name="P15">…</text:p>
          </table:table-cell>
          <table:table-cell table:style-name="Tableau30.C4" office:value-type="string">
            <text:p text:style-name="P15">…</text:p>
          </table:table-cell>
        </table:table-row>
        <table:table-row table:style-name="Tableau30.1">
          <table:table-cell table:style-name="Tableau30.A5" office:value-type="string">
            <text:p text:style-name="P5"><text:span text:style-name="Police_20_par_20_défaut"><text:span text:style-name="T12">vertex</text:span></text:span><text:span text:style-name="Police_20_par_20_défaut"><text:span text:style-name="T12"><draw:frame draw:style-name="fr2" draw:name="Objet128" text:anchor-type="as-char" svg:width="0.564cm" svg:height="0.467cm" draw:z-index="11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11">or</text:span></text:span><text:span text:style-name="Police_20_par_20_défaut"><text:span text:style-name="T11"><draw:frame draw:style-name="fr2" draw:name="Objet127" text:anchor-type="as-char" svg:width="0.503cm" svg:height="0.467cm" draw:z-index="11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5">numeric</text:p>
          </table:table-cell>
          <table:table-cell table:style-name="Tableau30.C5" office:value-type="string">
            <text:p text:style-name="P15">numeric</text:p>
          </table:table-cell>
        </table:table-row>
      </table:table>
      <text:p text:style-name="P46"/>
      <text:p text:style-name="P60"><text:span text:style-name="Police_20_par_20_défaut"><text:span text:style-name="T15"><draw:frame draw:style-name="fr2" draw:name="Objet82" text:anchor-type="as-char" svg:width="0.439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etwork_density(links:</text:span></text:span><text:span text:style-name="Police_20_par_20_défaut"><text:span text:style-name="T27"> see attribute </text:span></text:span><text:span text:style-name="Police_20_par_20_défaut"><text:span text:style-name="T18">node_links</text:span></text:span><text:span text:style-name="Police_20_par_20_défaut"><text:span text:style-name="T27"> or </text:span></text:span><text:span text:style-name="Police_20_par_20_défaut"><text:span text:style-name="T18">pattern_links)</text:span></text:span><text:span text:style-name="Police_20_par_20_défaut"><text:span text:style-name="T27">: numeric</text:span></text:span></text:p>
      <text:p text:style-name="P60"><text:span text:style-name="Police_20_par_20_défaut"><text:span text:style-name="T15"><draw:frame draw:style-name="fr2" draw:name="Objet83" text:anchor-type="as-char" svg:width="0.439cm" svg:height="0.467cm" draw:z-index="12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degree(ID:</text:span></text:span><text:span text:style-name="Police_20_par_20_défaut"><text:span text:style-name="T27"> numeric</text:span></text:span><text:span text:style-name="Police_20_par_20_défaut"><text:span text:style-name="T18">, links:</text:span></text:span><text:span text:style-name="Police_20_par_20_défaut"><text:span text:style-name="T27"> see attribute </text:span></text:span><text:span text:style-name="Police_20_par_20_défaut"><text:span text:style-name="T18">node_links</text:span></text:span><text:span text:style-name="Police_20_par_20_défaut"><text:span text:style-name="T27"> or </text:span></text:span><text:span text:style-name="Police_20_par_20_défaut"><text:span text:style-name="T18">pattern_links)</text:span></text:span><text:span text:style-name="Police_20_par_20_défaut"><text:span text:style-name="T27">: </text:span></text:span><text:span text:style-name="Police_20_par_20_défaut"><text:span text:style-name="T28">integer</text:span></text:span></text:p>
      <text:p text:style-name="P60"><text:span text:style-name="Police_20_par_20_défaut"><text:span text:style-name="T27"/></text:span></text:p>
      <text:p text:style-name="P91"><text:span text:style-name="Police_20_par_20_défaut"><text:span text:style-name="T15"><draw:frame draw:style-name="fr2" draw:name="Objet84" text:anchor-type="as-char" svg:width="0.439cm" svg:height="0.46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temset_chart(</text:span></text:span><text:span text:style-name="Police_20_par_20_défaut"><text:span text:style-name="T23">tnpc</text:span></text:span><text:span text:style-name="Police_20_par_20_défaut"><text:span text:style-name="T14">: character or TransactionSet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8"><text:span text:style-name="Police_20_par_20_défaut"><text:span text:style-name="T19"><text:tab/><text:tab/> <text:s text:c="3"/>identifiers</text:span></text:span><text:span text:style-name="Police_20_par_20_défaut"><text:span text:style-name="T14">: character, </text:span></text:span><text:span text:style-name="Police_20_par_20_défaut"><text:span text:style-name="T19">length_one</text:span></text:span><text:span text:style-name="Police_20_par_20_défaut"><text:span text:style-name="T14">: logical, </text:span></text:span><text:span text:style-name="Police_20_par_20_défaut"><text:span text:style-name="T19">jitter</text:span></text:span><text:span text:style-name="Police_20_par_20_défaut"><text:span text:style-name="T14">: logical, </text:span></text:span><text:span text:style-name="Police_20_par_20_défaut"><text:span text:style-name="T19">under</text:span></text:span><text:span text:style-name="Police_20_par_20_défaut"><text:span text:style-name="T14">: character,</text:span></text:span></text:p>
      <text:p text:style-name="P88"><text:span text:style-name="Police_20_par_20_défaut"><text:span text:style-name="T19"><text:tab/><text:tab/> <text:s text:c="3"/>over</text:span></text:span><text:span text:style-name="Police_20_par_20_défaut"><text:span text:style-name="T14">: character, 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</text:span></text:span></text:p>
      <text:p text:style-name="P88"><text:span text:style-name="Police_20_par_20_défaut"><text:span text:style-name="T19"><text:tab/><text:tab/> <text:s text:c="3"/>category</text:span></text:span><text:span text:style-name="Police_20_par_20_défaut"><text:span text:style-name="T14">: character or numeric, </text:span></text:span><text:span text:style-name="Police_20_par_20_défaut"><text:span text:style-name="T19">c.cutoff</text:span></text:span><text:span text:style-name="Police_20_par_20_défaut"><text:span text:style-name="T14">: numeric, </text:span></text:span><text:span text:style-name="Police_20_par_20_défaut"><text:span text:style-name="T19">sort_by</text:span></text:span><text:span text:style-name="Police_20_par_20_défaut"><text:span text:style-name="T14">: character,</text:span></text:span></text:p>
      <text:p text:style-name="P88"><text:span text:style-name="Police_20_par_20_défaut"><text:span text:style-name="T19"><text:tab/><text:tab/> <text:s text:c="3"/>title</text:span></text:span><text:span text:style-name="Police_20_par_20_défaut"><text:span text:style-name="T14">: character,</text:span></text:span><text:span text:style-name="Police_20_par_20_défaut"><text:span text:style-name="T19"> path</text:span></text:span><text:span text:style-name="Police_20_par_20_défaut"><text:span text:style-name="T14">: character, </text:span></text:span><text:span text:style-name="Police_20_par_20_défaut"><text:span text:style-name="T19">name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</text:span></text:span><text:span text:style-name="Police_20_par_20_défaut"><text:span text:style-name="T32">TransactionSet or </text:span></text:span><text:span text:style-name="Police_20_par_20_défaut"><text:span text:style-name="T14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8">ID</text:p>
          </table:table-cell>
          <table:table-cell table:style-name="Tableau31.B1" office:value-type="string">
            <text:p text:style-name="P8">node</text:p>
          </table:table-cell>
          <table:table-cell table:style-name="Tableau31.C1" office:value-type="string">
            <text:p text:style-name="P8">length</text:p>
          </table:table-cell>
          <table:table-cell table:style-name="Tableau31.D1" office:value-type="string">
            <text:p text:style-name="P8">frequency</text:p>
          </table:table-cell>
        </table:table-row>
        <table:table-row table:style-name="Tableau31.1">
          <table:table-cell table:style-name="Tableau31.A2" office:value-type="string">
            <text:p text:style-name="P35">integer</text:p>
          </table:table-cell>
          <table:table-cell table:style-name="Tableau31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1.C2" office:value-type="string">
            <text:p text:style-name="P30">integer</text:p>
          </table:table-cell>
          <table:table-cell table:style-name="Tableau31.D2" office:value-type="string">
            <text:p text:style-name="P35">integer</text:p>
          </table:table-cell>
        </table:table-row>
      </table:table>
      <text:p text:style-name="P57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8">ID</text:p>
          </table:table-cell>
          <table:table-cell table:style-name="Tableau32.B1" office:value-type="string">
            <text:p text:style-name="P8">pattern</text:p>
          </table:table-cell>
          <table:table-cell table:style-name="Tableau32.C1" office:value-type="string">
            <text:p text:style-name="P8">year</text:p>
          </table:table-cell>
          <table:table-cell table:style-name="Tableau32.D1" office:value-type="string">
            <text:p text:style-name="P8">length</text:p>
          </table:table-cell>
          <table:table-cell table:style-name="Tableau32.E1" office:value-type="string">
            <text:p text:style-name="P13">support</text:p>
          </table:table-cell>
          <table:table-cell table:style-name="Tableau32.F1" office:value-type="string">
            <text:p text:style-name="P8">frequency</text:p>
          </table:table-cell>
          <table:table-cell table:style-name="Tableau32.G1" office:value-type="string">
            <text:p text:style-name="P8">weight</text:p>
          </table:table-cell>
          <table:table-cell table:style-name="Tableau32.H1" office:value-type="string">
            <text:p text:style-name="P8">specificity</text:p>
          </table:table-cell>
          <table:table-cell table:style-name="Tableau32.I1" office:value-type="string">
            <text:p text:style-name="P8">status</text:p>
          </table:table-cell>
        </table:table-row>
        <table:table-row table:style-name="Tableau32.1">
          <table:table-cell table:style-name="Tableau32.A2" office:value-type="string">
            <text:p text:style-name="P35">integer</text:p>
          </table:table-cell>
          <table:table-cell table:style-name="Tableau32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2.C2" office:value-type="string">
            <text:p text:style-name="P35">integer</text:p>
          </table:table-cell>
          <table:table-cell table:style-name="Tableau32.D2" office:value-type="string">
            <text:p text:style-name="P30">integer</text:p>
          </table:table-cell>
          <table:table-cell table:style-name="Tableau32.E2" office:value-type="string">
            <text:p text:style-name="P21">numeric</text:p>
          </table:table-cell>
          <table:table-cell table:style-name="Tableau32.F2" office:value-type="string">
            <text:p text:style-name="P30">integer</text:p>
          </table:table-cell>
          <table:table-cell table:style-name="Tableau32.G2" office:value-type="string">
            <text:p text:style-name="P30">integer</text:p>
          </table:table-cell>
          <table:table-cell table:style-name="Tableau32.H2" office:value-type="string">
            <text:p text:style-name="P15">numeric</text:p>
          </table:table-cell>
          <table:table-cell table:style-name="Tableau32.I2" office:value-type="string">
            <text:p text:style-name="P15">character</text:p>
          </table:table-cell>
        </table:table-row>
      </table:table>
      <text:p text:style-name="P53"/>
      <text:p text:style-name="P57"><text:span text:style-name="Police_20_par_20_défaut"><text:span text:style-name="T15"><draw:frame draw:style-name="fr2" draw:name="Objet85" text:anchor-type="as-char" svg:width="0.439cm" svg:height="0.467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category_tree_chart(category</text:span></text:span><text:span text:style-name="Police_20_par_20_défaut"><text:span text:style-name="T14">: character or numeric, </text:span></text:span><text:span text:style-name="Police_20_par_20_défaut"><text:span text:style-name="T19">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</text:span></text:span></text:p>
      <text:p text:style-name="P75"><text:span text:style-name="Police_20_par_20_défaut"><text:span text:style-name="T14"><text:s text:c="2"/>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 </text:span></text:span><text:span text:style-name="Police_20_par_20_défaut"><text:span text:style-name="T19">c.cutoff</text:span></text:span><text:span text:style-name="Police_20_par_20_défaut"><text:span text:style-name="T14">: numeric,</text:span></text:span></text:p>
      <text:p text:style-name="P75"><text:span text:style-name="Police_20_par_20_défaut"><text:span text:style-name="T19"><text:s text:c="2"/>vertex_size</text:span></text:span><text:span text:style-name="Police_20_par_20_défaut"><text:span text:style-name="T14">: numeric, </text:span></text:span><text:span text:style-name="Police_20_par_20_défaut"><text:span text:style-name="T19">vertex_alpha</text:span></text:span><text:span text:style-name="Police_20_par_20_défaut"><text:span text:style-name="T14">: numeric, </text:span></text:span><text:span text:style-name="Police_20_par_20_défaut"><text:span text:style-name="T19">leaf_size</text:span></text:span><text:span text:style-name="Police_20_par_20_défaut"><text:span text:style-name="T14">: numeric,</text:span></text:span></text:p>
      <text:p text:style-name="P75"><text:span text:style-name="Police_20_par_20_défaut"><text:span text:style-name="T19"><text:s text:c="2"/>leaf_alpha</text:span></text:span><text:span text:style-name="Police_20_par_20_défaut"><text:span text:style-name="T14">: numeric, </text:span></text:span><text:span text:style-name="Police_20_par_20_défaut"><text:span text:style-name="T19">leaf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 </text:span></text:span></text:p>
      <text:p text:style-name="P75"><text:span text:style-name="Police_20_par_20_défaut"><text:span text:style-name="T19"><text:s text:c="2"/>label_margin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 ggplot2 graph</text:span></text:span></text:p>
      <text:p text:style-name="P53"/>
      <text:p text:style-name="P57"><text:span text:style-name="Police_20_par_20_défaut"><text:span text:style-name="T15"><draw:frame draw:style-name="fr2" draw:name="Objet86" text:anchor-type="as-char" svg:width="0.439cm" svg:height="0.467cm" draw:z-index="1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co_occurrence_chart(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 </text:span></text:span><text:span text:style-name="Police_20_par_20_défaut"><text:span text:style-name="T19">category</text:span></text:span><text:span text:style-name="Police_20_par_20_défaut"><text:span text:style-name="T14">: character or numeric,</text:span></text:span></text:p>
      <text:p text:style-name="P75"><text:span text:style-name="Police_20_par_20_défaut"><text:span text:style-name="T14"><text:s text:c="2"/></text:span></text:span><text:span text:style-name="Police_20_par_20_défaut"><text:span text:style-name="T19">co_occ</text:span></text:span><text:span text:style-name="Police_20_par_20_défaut"><text:span text:style-name="T14">: matrix(numeric), </text:span></text:span><text:span text:style-name="Police_20_par_20_défaut"><text:span text:style-name="T19">proportions</text:span></text:span><text:span text:style-name="Police_20_par_20_défaut"><text:span text:style-name="T14">: logical,</text:span></text:span><text:span text:style-name="Police_20_par_20_défaut"><text:span text:style-name="T19"> min_occ</text:span></text:span><text:span text:style-name="Police_20_par_20_défaut"><text:span text:style-name="T14">: numeric,</text:span></text:span></text:p>
      <text:p text:style-name="P75"><text:span text:style-name="Police_20_par_20_défaut"><text:span text:style-name="T14"><text:s text:c="2"/></text:span></text:span><text:span text:style-name="Police_20_par_20_défaut"><text:span text:style-name="T19">max_occ</text:span></text:span><text:span text:style-name="Police_20_par_20_défaut"><text:span text:style-name="T14">: numeric,</text:span></text:span><text:span text:style-name="Police_20_par_20_défaut"><text:span text:style-name="T19"> 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 </text:span></text:span><text:span text:style-name="Police_20_par_20_défaut"><text:span text:style-name="T19">c.cutoff</text:span></text:span><text:span text:style-name="Police_20_par_20_défaut"><text:span text:style-name="T14">: numeric,</text:span></text:span></text:p>
      <text:p text:style-name="P75"><text:span text:style-name="Police_20_par_20_défaut"><text:span text:style-name="T19"><text:s text:c="2"/>sort_by</text:span></text:span><text:span text:style-name="Police_20_par_20_défaut"><text:span text:style-name="T14">: character, </text:span></text:span><text:span text:style-name="Police_20_par_20_défaut"><text:span text:style-name="T19">vertex_size</text:span></text:span><text:span text:style-name="Police_20_par_20_défaut"><text:span text:style-name="T14">: numeric, </text:span></text:span><text:span text:style-name="Police_20_par_20_défaut"><text:span text:style-name="T19">vertex_alpha</text:span></text:span><text:span text:style-name="Police_20_par_20_défaut"><text:span text:style-name="T14">: numeric,</text:span></text:span></text:p>
      <text:p text:style-name="P75"><text:span text:style-name="Police_20_par_20_défaut"><text:span text:style-name="T19"><text:s text:c="2"/>vertex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 </text:span></text:span><text:span text:style-name="Police_20_par_20_défaut"><text:span text:style-name="T19">label_margin</text:span></text:span><text:span text:style-name="Police_20_par_20_défaut"><text:span text:style-name="T14">: numeric,</text:span></text:span></text:p>
      <text:p text:style-name="P75"><text:span text:style-name="Police_20_par_20_défaut"><text:span text:style-name="T19"><text:s text:c="2"/>edge_looseness</text:span></text:span><text:span text:style-name="Police_20_par_20_défaut"><text:span text:style-name="T14">: numeric, </text:span></text:span><text:span text:style-name="Police_20_par_20_défaut"><text:span text:style-name="T19">edge_alpha</text:span></text:span><text:span text:style-name="Police_20_par_20_défaut"><text:span text:style-name="T14">: numeric,</text:span></text:span><text:span text:style-name="Police_20_par_20_défaut"><text:span text:style-name="T19"> palette</text:span></text:span><text:span text:style-name="Police_20_par_20_défaut"><text:span text:style-name="T14">: character or</text:span></text:span></text:p>
      <text:p text:style-name="P75"><text:span text:style-name="Police_20_par_20_défaut"><text:span text:style-name="T14"><text:s text:c="2"/>numeric, </text:span></text:span><text:span text:style-name="Police_20_par_20_défaut"><text:span text:style-name="T19">palette_direction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 ggplot2 graph</text:span></text:span></text:p>
      <text:p text:style-name="P53"/>
      <text:p text:style-name="P57"><text:span text:style-name="Police_20_par_20_défaut"><text:span text:style-name="T15"><draw:frame draw:style-name="fr2" draw:name="Objet87" text:anchor-type="as-char" svg:width="0.439cm" svg:height="0.467cm" draw:z-index="1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extract_rules(itemsets</text:span></text:span><text:span text:style-name="Police_20_par_20_défaut"><text:span text:style-name="T14">: character or list, </text:span></text:span><text:span text:style-name="Police_20_par_20_défaut"><text:span text:style-name="T19">pruning</text:span></text:span><text:span text:style-name="Police_20_par_20_défaut"><text:span text:style-name="T14">: logical, </text:span></text:span><text:span text:style-name="Police_20_par_20_défaut"><text:span text:style-name="T19">arules</text:span></text:span><text:span text:style-name="Police_20_par_20_défaut"><text:span text:style-name="T14">: logical, </text:span></text:span><text:span text:style-name="Police_20_par_20_défaut"><text:span text:style-name="T19">as_sets</text:span></text:span><text:span text:style-name="Police_20_par_20_défaut"><text:span text:style-name="T14">: logical, </text:span></text:span><text:span text:style-name="Police_20_par_20_défaut"><text:span text:style-name="T19">…)</text:span></text:span><text:span text:style-name="Police_20_par_20_défaut"><text:span text:style-name="T14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/>
        <table:table-column table:style-name="Tableau33.G"/>
        <table:table-row table:style-name="Tableau33.1">
          <table:table-cell table:style-name="Tableau33.A1" office:value-type="string">
            <text:p text:style-name="P8">antecedent</text:p>
          </table:table-cell>
          <table:table-cell table:style-name="Tableau33.B1" office:value-type="string">
            <text:p text:style-name="P8"/>
          </table:table-cell>
          <table:table-cell table:style-name="Tableau33.C1" office:value-type="string">
            <text:p text:style-name="P8">consequent</text:p>
          </table:table-cell>
          <table:table-cell table:style-name="Tableau33.D1" office:value-type="string">
            <text:p text:style-name="P8">support</text:p>
          </table:table-cell>
          <table:table-cell table:style-name="Tableau33.E1" office:value-type="string">
            <text:p text:style-name="P8">confidence</text:p>
          </table:table-cell>
          <table:table-cell table:style-name="Tableau33.F1" office:value-type="string">
            <text:p text:style-name="P8">lift</text:p>
          </table:table-cell>
          <table:table-cell table:style-name="Tableau33.G1" office:value-type="string">
            <text:p text:style-name="P95">frequency</text:p>
          </table:table-cell>
        </table:table-row>
        <table:table-row table:style-name="Tableau33.1">
          <table:table-cell table:style-name="Tableau33.A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3.B2" office:value-type="string">
            <text:p text:style-name="P15">=&gt;</text:p>
          </table:table-cell>
          <table:table-cell table:style-name="Tableau33.C2" office:value-type="string">
            <text:p text:style-name="P5"><text:span text:style-name="Police_20_par_20_défaut"><text:span text:style-name="T16">character</text:span></text:span></text:p>
          </table:table-cell>
          <table:table-cell table:style-name="Tableau33.D2" office:value-type="string">
            <text:p text:style-name="P15">numeric</text:p>
          </table:table-cell>
          <table:table-cell table:style-name="Tableau33.E2" office:value-type="string">
            <text:p text:style-name="P15">numeric</text:p>
          </table:table-cell>
          <table:table-cell table:style-name="Tableau33.F2" office:value-type="string">
            <text:p text:style-name="P15">numeric</text:p>
          </table:table-cell>
          <table:table-cell table:style-name="Tableau33.G2" office:value-type="string">
            <text:p text:style-name="P31">integer</text:p>
          </table:table-cell>
        </table:table-row>
      </table:table>
      <text:p text:style-name="P57"><text:span text:style-name="Police_20_par_20_défaut"><text:span text:style-name="T14">or (</text:span></text:span><text:span text:style-name="Police_20_par_20_défaut"><text:span text:style-name="T19">antecedent</text:span></text:span><text:span text:style-name="Police_20_par_20_défaut"><text:span text:style-name="T14"> and </text:span></text:span><text:span text:style-name="Police_20_par_20_défaut"><text:span text:style-name="T19">consequent</text:span></text:span><text:span text:style-name="Police_20_par_20_défaut"><text:span text:style-name="T14"> types depend on the value of </text:span></text:span><text:span text:style-name="Police_20_par_20_défaut"><text:span text:style-name="T19">as_sets</text:span></text:span><text:span text:style-name="Police_20_par_20_défaut"><text:span text:style-name="T14">. Presence of </text:span></text:span><text:span text:style-name="Police_20_par_20_défaut"><text:span text:style-name="T24">frequency</text:span></text:span><text:span text:style-name="Police_20_par_20_défaut"><text:span text:style-name="T14"> or </text:span></text:span><text:span text:style-name="Police_20_par_20_défaut"><text:span text:style-name="T19">itemset</text:span></text:span><text:span text:style-name="Police_20_par_20_défaut"><text:span text:style-name="T14"> depends on the value of </text:span></text:span><text:span text:style-name="Police_20_par_20_défaut"><text:span text:style-name="T19">itemsets</text:span></text:span><text:span text:style-name="Police_20_par_20_défaut"><text:span text:style-name="T14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8">antecedent</text:p>
          </table:table-cell>
          <table:table-cell table:style-name="Tableau34.B1" office:value-type="string">
            <text:p text:style-name="P8"/>
          </table:table-cell>
          <table:table-cell table:style-name="Tableau34.C1" office:value-type="string">
            <text:p text:style-name="P8">consequent</text:p>
          </table:table-cell>
          <table:table-cell table:style-name="Tableau34.D1" office:value-type="string">
            <text:p text:style-name="P8">support</text:p>
          </table:table-cell>
          <table:table-cell table:style-name="Tableau34.E1" office:value-type="string">
            <text:p text:style-name="P8">confidence</text:p>
          </table:table-cell>
          <table:table-cell table:style-name="Tableau34.F1" office:value-type="string">
            <text:p text:style-name="P8">lift</text:p>
          </table:table-cell>
          <table:table-cell table:style-name="Tableau34.G1" office:value-type="string">
            <text:p text:style-name="P8">itemset</text:p>
          </table:table-cell>
        </table:table-row>
        <table:table-row table:style-name="Tableau34.1">
          <table:table-cell table:style-name="Tableau34.A2" office:value-type="string">
            <text:p text:style-name="P15">factor</text:p>
          </table:table-cell>
          <table:table-cell table:style-name="Tableau34.B2" office:value-type="string">
            <text:p text:style-name="P15">=&gt;</text:p>
          </table:table-cell>
          <table:table-cell table:style-name="Tableau34.C2" office:value-type="string">
            <text:p text:style-name="P15">factor</text:p>
          </table:table-cell>
          <table:table-cell table:style-name="Tableau34.D2" office:value-type="string">
            <text:p text:style-name="P15">numeric</text:p>
          </table:table-cell>
          <table:table-cell table:style-name="Tableau34.E2" office:value-type="string">
            <text:p text:style-name="P15">numeric</text:p>
          </table:table-cell>
          <table:table-cell table:style-name="Tableau34.F2" office:value-type="string">
            <text:p text:style-name="P15">numeric</text:p>
          </table:table-cell>
          <table:table-cell table:style-name="Tableau34.G2" office:value-type="string">
            <text:p text:style-name="P32">integer</text:p>
          </table:table-cell>
        </table:table-row>
      </table:table>
      <text:p text:style-name="P50"/>
      <text:p text:style-name="P57"><text:span text:style-name="Police_20_par_20_défaut"><text:span text:style-name="T15"><draw:frame draw:style-name="fr2" draw:name="Objet88" text:anchor-type="as-char" svg:width="0.439cm" svg:height="0.467cm" draw:z-index="126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rules_chart(rules</text:span></text:span><text:span text:style-name="Police_20_par_20_défaut"><text:span text:style-name="T14">: see method </text:span></text:span><text:span text:style-name="Police_20_par_20_défaut"><text:span text:style-name="T19">extract_rules</text:span></text:span><text:span text:style-name="Police_20_par_20_défaut"><text:span text:style-name="T14">,</text:span></text:span><text:span text:style-name="Police_20_par_20_défaut"><text:span text:style-name="T19"> 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</text:span></text:span><text:span text:style-name="Police_20_par_20_défaut"><text:span text:style-name="T19"> parameter</text:span></text:span><text:span text:style-name="Police_20_par_20_défaut"><text:span text:style-name="T14">: list,</text:span></text:span></text:p>
      <text:p text:style-name="P79"><text:span text:style-name="Police_20_par_20_défaut"><text:span text:style-name="T19"><text:s text:c="13"/>display</text:span></text:span><text:span text:style-name="Police_20_par_20_défaut"><text:span text:style-name="T14">: character,</text:span></text:span><text:span text:style-name="Police_20_par_20_défaut"><text:span text:style-name="T19"> threshold</text:span></text:span><text:span text:style-name="Police_20_par_20_défaut"><text:span text:style-name="T14">: numeric,</text:span></text:span><text:span text:style-name="Police_20_par_20_défaut"><text:span text:style-name="T19"> </text:span></text:span><text:span text:style-name="Police_20_par_20_défaut"><text:span text:style-name="T22">direction</text:span></text:span><text:span text:style-name="Police_20_par_20_défaut"><text:span text:style-name="T30">: logical,</text:span></text:span><text:span text:style-name="Police_20_par_20_défaut"><text:span text:style-name="T21"> </text:span></text:span><text:span text:style-name="Police_20_par_20_défaut"><text:span text:style-name="T19">use_names</text:span></text:span><text:span text:style-name="Police_20_par_20_défaut"><text:span text:style-name="T14">: logical,</text:span></text:span></text:p>
      <text:p text:style-name="P79"><text:span text:style-name="Police_20_par_20_défaut"><text:span text:style-name="T19"><text:s text:c="13"/>n.cutoff</text:span></text:span><text:span text:style-name="Police_20_par_20_défaut"><text:span text:style-name="T14">: numeric, </text:span></text:span><text:span text:style-name="Police_20_par_20_défaut"><text:span text:style-name="T19">category</text:span></text:span><text:span text:style-name="Police_20_par_20_défaut"><text:span text:style-name="T14">: character or numeric,</text:span></text:span><text:span text:style-name="Police_20_par_20_défaut"><text:span text:style-name="T19"> c.cutoff</text:span></text:span><text:span text:style-name="Police_20_par_20_défaut"><text:span text:style-name="T14">: numeric,</text:span></text:span></text:p>
      <text:p text:style-name="P79"><text:span text:style-name="Police_20_par_20_défaut"><text:span text:style-name="T19"><text:s text:c="13"/>sort_by</text:span></text:span><text:span text:style-name="Police_20_par_20_défaut"><text:span text:style-name="T14">: character, </text:span></text:span><text:span text:style-name="Police_20_par_20_défaut"><text:span text:style-name="T19">vertex_size</text:span></text:span><text:span text:style-name="Police_20_par_20_défaut"><text:span text:style-name="T14">: numeric,</text:span></text:span><text:span text:style-name="Police_20_par_20_défaut"><text:span text:style-name="T19"> vertex_alpha</text:span></text:span><text:span text:style-name="Police_20_par_20_défaut"><text:span text:style-name="T14">: numeric,</text:span></text:span></text:p>
      <text:p text:style-name="P79"><text:span text:style-name="Police_20_par_20_défaut"><text:span text:style-name="T19"><text:s text:c="13"/>vertex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</text:span></text:span><text:span text:style-name="Police_20_par_20_défaut"><text:span text:style-name="T19"> label_margin</text:span></text:span><text:span text:style-name="Police_20_par_20_défaut"><text:span text:style-name="T14">: numeric,</text:span></text:span></text:p>
      <text:p text:style-name="P79"><text:span text:style-name="Police_20_par_20_défaut"><text:span text:style-name="T19"><text:s text:c="13"/>edge_looseness</text:span></text:span><text:span text:style-name="Police_20_par_20_défaut"><text:span text:style-name="T14">: numeric, </text:span></text:span><text:span text:style-name="Police_20_par_20_défaut"><text:span text:style-name="T19">edge_alpha</text:span></text:span><text:span text:style-name="Police_20_par_20_défaut"><text:span text:style-name="T14">: numeric,</text:span></text:span><text:span text:style-name="Police_20_par_20_défaut"><text:span text:style-name="T19"> palette</text:span></text:span><text:span text:style-name="Police_20_par_20_défaut"><text:span text:style-name="T14">: character,</text:span></text:span></text:p>
      <text:p text:style-name="P79"><text:span text:style-name="Police_20_par_20_défaut"><text:span text:style-name="T19"><text:s text:c="13"/>palette_direction</text:span></text:span><text:span text:style-name="Police_20_par_20_défaut"><text:span text:style-name="T14">: numeric, </text:span></text:span><text:span text:style-name="Police_20_par_20_défaut"><text:span text:style-name="T19">plot</text:span></text:span><text:span text:style-name="Police_20_par_20_défaut"><text:span text:style-name="T14">: logical</text:span></text:span><text:span text:style-name="Police_20_par_20_défaut"><text:span text:style-name="T19">)</text:span></text:span><text:span text:style-name="Police_20_par_20_défaut"><text:span text:style-name="T14">: list<text:tab/></text:span></text:span></text:p>
      <text:p text:style-name="P53">[["graph"]]: ggplot2 graph</text:p>
      <text:p text:style-name="P57"><text:span text:style-name="Police_20_par_20_défaut"><text:span text:style-name="T14">[["rules"]]: see method </text:span></text:span><text:span text:style-name="Police_20_par_20_défaut"><text:span text:style-name="T19">extract_rules</text:span></text:span></text:p>
      <text:p text:style-name="P46"><text:soft-page-break/></text:p>
      <text:p text:style-name="P57"><text:span text:style-name="Police_20_par_20_défaut"><text:span text:style-name="T15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export(nporc</text:span></text:span><text:span text:style-name="Police_20_par_20_défaut"><text:span text:style-name="T14">: see attribute </text:span></text:span><text:span text:style-name="Police_20_par_20_défaut"><text:span text:style-name="T18">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27"> or return of function </text:span></text:span><text:span text:style-name="Police_20_par_20_défaut"><text:span text:style-name="T18">extract_rules</text:span></text:span><text:span text:style-name="Police_20_par_20_défaut"><text:span text:style-name="T14">, </text:span></text:span><text:span text:style-name="Police_20_par_20_défaut"><text:span text:style-name="T18">…)</text:span></text:span></text:p>
      <text:p text:style-name="P46"/>
      <text:p text:style-name="P64"><text:span text:style-name="Police_20_par_20_défaut"><text:span text:style-name="T15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get_trx_from_category(trx</text:span></text:span><text:span text:style-name="Police_20_par_20_défaut"><text:span text:style-name="T14">: </text:span></text:span><text:span text:style-name="Police_20_par_20_défaut"><text:span text:style-name="T31">character or </text:span></text:span><text:span text:style-name="Police_20_par_20_défaut"><text:span text:style-name="T14">TransactionSet,</text:span></text:span><text:span text:style-name="Police_20_par_20_défaut"><text:span text:style-name="T19"> category</text:span></text:span><text:span text:style-name="Police_20_par_20_défaut"><text:span text:style-name="T14">: character or numeric,</text:span></text:span></text:p>
      <text:p text:style-name="P64"><text:span text:style-name="Police_20_par_20_défaut"><text:span text:style-name="T19"><text:tab/><text:tab/><text:tab/> <text:s text:c="5"/>value</text:span></text:span><text:span text:style-name="Police_20_par_20_défaut"><text:span text:style-name="T14">: character, </text:span></text:span><text:span text:style-name="Police_20_par_20_défaut"><text:span text:style-name="T38">as_indices</text:span></text:span><text:span text:style-name="Police_20_par_20_défaut"><text:span text:style-name="T39">: logical</text:span></text:span><text:span text:style-name="Police_20_par_20_défaut"><text:span text:style-name="T19">)</text:span></text:span><text:span text:style-name="Police_20_par_20_défaut"><text:span text:style-name="T14">: TransactionSet or </text:span></text:span><text:span text:style-name="Police_20_par_20_défaut"><text:span text:style-name="T39">named</text:span></text:span></text:p>
      <text:p text:style-name="P64"><text:span text:style-name="Police_20_par_20_défaut"><text:span text:style-name="T38"><text:tab/><text:tab/><text:tab/> <text:s text:c="5"/></text:span></text:span><text:span text:style-name="Police_20_par_20_défaut"><text:span text:style-name="T39">vector(</text:span></text:span><text:span text:style-name="Police_20_par_20_défaut"><text:span text:style-name="T40">integer</text:span></text:span><text:span text:style-name="Police_20_par_20_défaut"><text:span text:style-name="T39">)</text:span></text:span></text:p>
      <text:p text:style-name="P46"/>
      <text:p text:style-name="P57"><text:span text:style-name="Police_20_par_20_défaut"><text:span text:style-name="T15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nodes(</text:span></text:span><text:bookmark-start text:name="_Hlk51355472"/><text:span text:style-name="Police_20_par_20_défaut"><text:span text:style-name="T18">nc</text:span></text:span><text:bookmark-end text:name="_Hlk51355472"/><text:span text:style-name="Police_20_par_20_défaut"><text:span text:style-name="T27">: character or see attribute </text:span></text:span><text:span text:style-name="Police_20_par_20_défaut"><text:span text:style-name="T18">nodes</text:span></text:span><text:span text:style-name="Police_20_par_20_défaut"><text:span text:style-name="T27">, </text:span></text:span><text:span text:style-name="Police_20_par_20_défaut"><text:span text:style-name="T18">element</text:span></text:span><text:span text:style-name="Police_20_par_20_défaut"><text:span text:style-name="T27">: character or numeric,</text:span></text:span></text:p>
      <text:p text:style-name="P73"><text:span text:style-name="Police_20_par_20_défaut"><text:span text:style-name="T27"><text:s text:c="12"/></text:span></text:span><text:span text:style-name="Police_20_par_20_défaut"><text:span text:style-name="T18">value</text:span></text:span><text:span text:style-name="Police_20_par_20_défaut"><text:span text:style-name="T27">: numeric or vector(numeric) or character or vector(character),</text:span></text:span></text:p>
      <text:p text:style-name="P73"><text:span text:style-name="Police_20_par_20_défaut"><text:span text:style-name="T27"><text:s text:c="12"/></text:span></text:span><text:span text:style-name="Police_20_par_20_défaut"><text:span text:style-name="T18">condition</text:span></text:span><text:span text:style-name="Police_20_par_20_défaut"><text:span text:style-name="T27">: character</text:span></text:span><text:span text:style-name="Police_20_par_20_défaut"><text:span text:style-name="T18">)</text:span></text:span><text:span text:style-name="Police_20_par_20_défaut"><text:span text:style-name="T27">: see attribute </text:span></text:span><text:span text:style-name="Police_20_par_20_défaut"><text:span text:style-name="T18">nodes</text:span></text:span></text:p>
      <text:p text:style-name="P57"><text:span text:style-name="Police_20_par_20_défaut"><text:span text:style-name="T16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items(n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14">, </text:span></text:span><text:span text:style-name="Police_20_par_20_défaut"><text:span text:style-name="T18">items</text:span></text:span><text:span text:style-name="Police_20_par_20_défaut"><text:span text:style-name="T14">: vector(numeric),</text:span></text:span></text:p>
      <text:p text:style-name="P75"><text:span text:style-name="Police_20_par_20_défaut"><text:span text:style-name="T18"><text:s text:c="6"/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7"><text:span text:style-name="Police_20_par_20_défaut"><text:span text:style-name="T16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characteristic(n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14">, </text:span></text:span><text:span text:style-name="Police_20_par_20_défaut"><text:span text:style-name="T18">characteristic</text:span></text:span><text:span text:style-name="Police_20_par_20_défaut"><text:span text:style-name="T14">: character, </text:span></text:span></text:p>
      <text:p text:style-name="P81"><text:span text:style-name="Police_20_par_20_défaut"><text:span text:style-name="T14"><text:s text:c="7"/></text:span></text:span><text:span text:style-name="Police_20_par_20_défaut"><text:span text:style-name="T18">value</text:span></text:span><text:span text:style-name="Police_20_par_20_défaut"><text:span text:style-name="T14">: numeric, 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7"><text:span text:style-name="Police_20_par_20_défaut"><text:span text:style-name="T16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category(n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27">,</text:span></text:span><text:span text:style-name="Police_20_par_20_défaut"><text:span text:style-name="T18"> category</text:span></text:span><text:span text:style-name="Police_20_par_20_défaut"><text:span text:style-name="T14">: character or numeric, </text:span></text:span></text:p>
      <text:p text:style-name="P75"><text:span text:style-name="Police_20_par_20_défaut"><text:span text:style-name="T14"><text:s text:c="12"/></text:span></text:span><text:span text:style-name="Police_20_par_20_défaut"><text:span text:style-name="T18">value</text:span></text:span><text:span text:style-name="Police_20_par_20_défaut"><text:span text:style-name="T14">: character, 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3"/>
      <text:p text:style-name="P57"><text:span text:style-name="Police_20_par_20_défaut"><text:span text:style-name="T15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patterns(pc</text:span></text:span><text:span text:style-name="Police_20_par_20_défaut"><text:span text:style-name="T27">: character or see attribute </text:span></text:span><text:span text:style-name="Police_20_par_20_défaut"><text:span text:style-name="T18">patterns</text:span></text:span><text:span text:style-name="Police_20_par_20_défaut"><text:span text:style-name="T27">, </text:span></text:span><text:span text:style-name="Police_20_par_20_défaut"><text:span text:style-name="T18">element</text:span></text:span><text:span text:style-name="Police_20_par_20_défaut"><text:span text:style-name="T27">: character or numeric,</text:span></text:span></text:p>
      <text:p text:style-name="P73"><text:span text:style-name="Police_20_par_20_défaut"><text:span text:style-name="T27"><text:s text:c="16"/></text:span></text:span><text:span text:style-name="Police_20_par_20_défaut"><text:span text:style-name="T18">value</text:span></text:span><text:span text:style-name="Police_20_par_20_défaut"><text:span text:style-name="T27">: numeric or vector(numeric) or character or vector(character),</text:span></text:span></text:p>
      <text:p text:style-name="P73"><text:span text:style-name="Police_20_par_20_défaut"><text:span text:style-name="T27"><text:s text:c="16"/></text:span></text:span><text:span text:style-name="Police_20_par_20_défaut"><text:span text:style-name="T18">condition</text:span></text:span><text:span text:style-name="Police_20_par_20_défaut"><text:span text:style-name="T27">: character</text:span></text:span><text:span text:style-name="Police_20_par_20_défaut"><text:span text:style-name="T18">)</text:span></text:span><text:span text:style-name="Police_20_par_20_défaut"><text:span text:style-name="T27">: see attribute </text:span></text:span><text:span text:style-name="Police_20_par_20_défaut"><text:span text:style-name="T18">patterns</text:span></text:span></text:p>
      <text:p text:style-name="P57"><text:span text:style-name="Police_20_par_20_défaut"><text:span text:style-name="T16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items(p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8">items</text:span></text:span><text:span text:style-name="Police_20_par_20_défaut"><text:span text:style-name="T14">: vector(numeric),</text:span></text:span></text:p>
      <text:p text:style-name="P84"><text:span text:style-name="Police_20_par_20_défaut"><text:span text:style-name="T14"><text:s text:c="11"/>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57"><text:span text:style-name="Police_20_par_20_défaut"><text:span text:style-name="T16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characteristic(pc</text:span></text:span><text:span text:style-name="Police_20_par_20_défaut"><text:span text:style-name="T14">:</text:span></text:span><text:span text:style-name="Police_20_par_20_défaut"><text:span text:style-name="T27"> character or</text:span></text:span><text:span text:style-name="Police_20_par_20_défaut"><text:span text:style-name="T14"> 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5"><text:span text:style-name="Police_20_par_20_défaut"><text:span text:style-name="T14"><text:s text:c="11"/></text:span></text:span><text:span text:style-name="Police_20_par_20_défaut"><text:span text:style-name="T18">characteristic</text:span></text:span><text:span text:style-name="Police_20_par_20_défaut"><text:span text:style-name="T14">: character, </text:span></text:span><text:span text:style-name="Police_20_par_20_défaut"><text:span text:style-name="T18">value</text:span></text:span><text:span text:style-name="Police_20_par_20_défaut"><text:span text:style-name="T14">: numeric,</text:span></text:span><text:span text:style-name="Police_20_par_20_défaut"><text:span text:style-name="T18"> 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</text:span></text:span></text:p>
      <text:p text:style-name="P85"><text:span text:style-name="Police_20_par_20_défaut"><text:span text:style-name="T18"><text:s text:c="11"/></text:span></text:span><text:span text:style-name="Police_20_par_20_défaut"><text:span text:style-name="T14">see attribute </text:span></text:span><text:span text:style-name="Police_20_par_20_défaut"><text:span text:style-name="T18">patterns</text:span></text:span></text:p>
      <text:p text:style-name="P57"><text:span text:style-name="Police_20_par_20_défaut"><text:span text:style-name="T16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status(p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8">value</text:span></text:span><text:span text:style-name="Police_20_par_20_défaut"><text:span text:style-name="T14">: vector(character),</text:span></text:span></text:p>
      <text:p text:style-name="P84"><text:span text:style-name="Police_20_par_20_défaut"><text:span text:style-name="T14"><text:s text:c="12"/>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57"><text:span text:style-name="Police_20_par_20_défaut"><text:span text:style-name="T16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category(pc</text:span></text:span><text:span text:style-name="Police_20_par_20_défaut"><text:span text:style-name="T14">: </text:span></text:span><text:span text:style-name="Police_20_par_20_défaut"><text:span text:style-name="T27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1"><text:span text:style-name="Police_20_par_20_défaut"><text:span text:style-name="T14"><text:s text:c="2"/></text:span></text:span><text:span text:style-name="Police_20_par_20_défaut"><text:span text:style-name="T18">category</text:span></text:span><text:span text:style-name="Police_20_par_20_défaut"><text:span text:style-name="T14">: character or numeric, </text:span></text:span><text:span text:style-name="Police_20_par_20_défaut"><text:span text:style-name="T18">value</text:span></text:span><text:span text:style-name="Police_20_par_20_défaut"><text:span text:style-name="T14">: character,</text:span></text:span></text:p>
      <text:p text:style-name="P81"><text:span text:style-name="Police_20_par_20_défaut"><text:span text:style-name="T18"><text:s text:c="2"/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46"/>
      <text:p text:style-name="P57"><text:span text:style-name="Police_20_par_20_défaut"><text:span text:style-name="T15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link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27">: see attribute </text:span></text:span><text:span text:style-name="Police_20_par_20_défaut"><text:span text:style-name="T18">node_links</text:span></text:span><text:span text:style-name="Police_20_par_20_défaut"><text:span text:style-name="T27"> or</text:span></text:span></text:p>
      <text:p text:style-name="P78"><text:span text:style-name="Police_20_par_20_défaut"><text:span text:style-name="T27"><text:s text:c="9"/></text:span></text:span><text:span text:style-name="Police_20_par_20_défaut"><text:span text:style-name="T18">pattern_links</text:span></text:span></text:p>
      <text:p text:style-name="P57"><text:span text:style-name="Police_20_par_20_défaut"><text:span text:style-name="T15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isolate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27">: </text:span></text:span><text:span text:style-name="Police_20_par_20_défaut"><text:span text:style-name="T14">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/text:p>
      <text:p text:style-name="P57"><text:span text:style-name="Police_20_par_20_défaut"><text:span text:style-name="T15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non_isolate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27">: </text:span></text:span><text:span text:style-name="Police_20_par_20_défaut"><text:span text:style-name="T14">see attribute</text:span></text:span><text:span text:style-name="Police_20_par_20_défaut"><text:span text:style-name="T18"> nodes</text:span></text:span><text:span text:style-name="Police_20_par_20_défaut"><text:span text:style-name="T14"> or</text:span></text:span></text:p>
      <text:p text:style-name="P70"><text:span text:style-name="Police_20_par_20_défaut"><text:span text:style-name="T14"><text:s text:c="9"/></text:span></text:span><text:span text:style-name="Police_20_par_20_défaut"><text:span text:style-name="T18">patterns</text:span></text:span></text:p>
      <text:p text:style-name="P57"><text:span text:style-name="Police_20_par_20_défaut"><text:span text:style-name="T15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complexes(nopc</text:span></text:span><text:span text:style-name="Police_20_par_20_défaut"><text:span text:style-name="T27">: </text:span></text:span><text:span text:style-name="Police_20_par_20_défaut"><text:span text:style-name="T14">character or </text:span></text:span><text:span text:style-name="Police_20_par_20_défaut"><text:span text:style-name="T27">see attribute </text:span></text:span><text:span text:style-name="Police_20_par_20_défaut"><text:span text:style-name="T18">nodes</text:span></text:span><text:span text:style-name="Police_20_par_20_défaut"><text:span text:style-name="T27"> or </text:span></text:span><text:span text:style-name="Police_20_par_20_défaut"><text:span text:style-name="T18">patterns</text:span></text:span><text:span text:style-name="Police_20_par_20_défaut"><text:span text:style-name="T27">,</text:span></text:span></text:p>
      <text:p text:style-name="P86"><text:span text:style-name="Police_20_par_20_défaut"><text:span text:style-name="T18">category</text:span></text:span><text:span text:style-name="Police_20_par_20_défaut"><text:span text:style-name="T27">: </text:span></text:span><text:span text:style-name="Police_20_par_20_défaut"><text:span text:style-name="T14">character or numeric, </text:span></text:span><text:span text:style-name="Police_20_par_20_défaut"><text:span text:style-name="T19">condition</text:span></text:span><text:span text:style-name="Police_20_par_20_défaut"><text:span text:style-name="T14">: character, </text:span></text:span><text:span text:style-name="Police_20_par_20_défaut"><text:span text:style-name="T19">min_nb_values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86"><text:span text:style-name="Police_20_par_20_défaut"><text:span text:style-name="T14">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/text:p>
      <text:p text:style-name="P87"/>
      <text:p text:style-name="P57"><text:span text:style-name="Police_20_par_20_défaut"><text:span text:style-name="T16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get_</text:span></text:span><text:span text:style-name="Police_20_par_20_défaut"><text:span text:style-name="T19">item_names(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53"><text:s text:c="38"/>vector(character)</text:p>
      <text:p text:style-name="P53"><text:soft-page-break/></text:p>
      <text:p text:style-name="P62"><text:span text:style-name="Police_20_par_20_défaut"><text:span text:style-name="T16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get_</text:span></text:span><text:span text:style-name="Police_20_par_20_défaut"><text:span text:style-name="T19">item_</text:span></text:span><text:span text:style-name="Police_20_par_20_défaut"><text:span text:style-name="T20">colors</text:span></text:span><text:span text:style-name="Police_20_par_20_défaut"><text:span text:style-name="T19">(</text:span></text:span><text:span text:style-name="Police_20_par_20_défaut"><text:span text:style-name="T20">category</text:span></text:span><text:span text:style-name="Police_20_par_20_défaut"><text:span text:style-name="T29">: character or numeric,</text:span></text:span></text:p>
      <text:p text:style-name="P62"><text:span text:style-name="Police_20_par_20_défaut"><text:span text:style-name="T19"><text:s text:c="37"/>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54"><text:s text:c="37"/>vector(character)</text:p>
      <text:p text:style-name="P54"/>
      <text:p text:style-name="P57"><text:span text:style-name="Police_20_par_20_défaut"><text:span text:style-name="T15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5">category_values</text:span></text:span><text:span text:style-name="Police_20_par_20_défaut"><text:span text:style-name="T18">(itemsets</text:span></text:span><text:span text:style-name="Police_20_par_20_défaut"><text:span text:style-name="T27">: </text:span></text:span><text:span text:style-name="Police_20_par_20_défaut"><text:span text:style-name="T14">list(vector(character))</text:span></text:span><text:span text:style-name="Police_20_par_20_défaut"><text:span text:style-name="T27">, </text:span></text:span><text:span text:style-name="Police_20_par_20_défaut"><text:span text:style-name="T18">as_character</text:span></text:span><text:span text:style-name="Police_20_par_20_défaut"><text:span text:style-name="T27">: logical, </text:span></text:span><text:span text:style-name="Police_20_par_20_défaut"><text:span text:style-name="T18">unique</text:span></text:span><text:span text:style-name="Police_20_par_20_défaut"><text:span text:style-name="T27">: logical</text:span></text:span><text:span text:style-name="Police_20_par_20_défaut"><text:span text:style-name="T18">)</text:span></text:span><text:span text:style-name="Police_20_par_20_défaut"><text:span text:style-name="T27">:</text:span></text:span></text:p>
      <text:p text:style-name="P48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042200816816">
          <table:table-cell table:style-name="Tableau35.A1" office:value-type="string">
            <text:p text:style-name="P40">$category1</text:p>
          </table:table-cell>
          <table:table-cell table:style-name="Tableau35.A1" office:value-type="string">
            <text:p text:style-name="P40">$category2</text:p>
          </table:table-cell>
          <table:table-cell table:style-name="Tableau35.A1" office:value-type="string">
            <text:p text:style-name="P39">…</text:p>
          </table:table-cell>
          <table:table-cell table:style-name="Tableau35.A1" office:value-type="string">
            <text:p text:style-name="P40">$categoryC</text:p>
          </table:table-cell>
        </table:table-row>
        <table:table-row table:style-name="TableLine2042200817632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8">itemset 1</text:p>
                </table:table-cell>
                <table:table-cell table:style-name="Tableau36.B1" office:value-type="string">
                  <text:p text:style-name="P15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8">itemset 2</text:p>
                </table:table-cell>
                <table:table-cell table:style-name="Tableau36.B2" office:value-type="string">
                  <text:p text:style-name="P15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8">…</text:p>
                </table:table-cell>
                <table:table-cell table:style-name="Tableau36.B3" office:value-type="string">
                  <text:p text:style-name="P15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5">factor</text:p>
                </table:table-cell>
              </table:table-row>
            </table:table>
            <text:p text:style-name="P40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8">itemset 1</text:p>
                </table:table-cell>
                <table:table-cell table:style-name="Tableau37.B1" office:value-type="string">
                  <text:p text:style-name="P15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8">itemset 2</text:p>
                </table:table-cell>
                <table:table-cell table:style-name="Tableau37.B2" office:value-type="string">
                  <text:p text:style-name="P15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8">…</text:p>
                </table:table-cell>
                <table:table-cell table:style-name="Tableau37.B3" office:value-type="string">
                  <text:p text:style-name="P15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5">factor</text:p>
                </table:table-cell>
              </table:table-row>
            </table:table>
            <text:p text:style-name="P40"/>
          </table:table-cell>
          <table:table-cell table:style-name="Tableau35.C2" office:value-type="string">
            <text:p text:style-name="P39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8">itemset 1</text:p>
                </table:table-cell>
                <table:table-cell table:style-name="Tableau38.B1" office:value-type="string">
                  <text:p text:style-name="P15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8">itemset 2</text:p>
                </table:table-cell>
                <table:table-cell table:style-name="Tableau38.B2" office:value-type="string">
                  <text:p text:style-name="P15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8">…</text:p>
                </table:table-cell>
                <table:table-cell table:style-name="Tableau38.B3" office:value-type="string">
                  <text:p text:style-name="P15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5">factor</text:p>
                </table:table-cell>
              </table:table-row>
            </table:table>
            <text:p text:style-name="P40"/>
          </table:table-cell>
        </table:table-row>
      </table:table>
      <text:p text:style-name="P59"><text:span text:style-name="Police_20_par_20_défaut"><text:span text:style-name="T27">or data.frame (according to the value of </text:span></text:span><text:span text:style-name="Police_20_par_20_défaut"><text:span text:style-name="T18">as_character</text:span></text:span><text:span text:style-name="Police_20_par_20_défaut"><text:span text:style-name="T27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5"> </text:p>
          </table:table-cell>
          <table:table-cell table:style-name="Tableau39.B1" office:value-type="string">
            <text:p text:style-name="P8">category 1</text:p>
          </table:table-cell>
          <table:table-cell table:style-name="Tableau39.C1" office:value-type="string">
            <text:p text:style-name="P8">category 2</text:p>
          </table:table-cell>
          <table:table-cell table:style-name="Tableau39.D1" office:value-type="string">
            <text:p text:style-name="P8">…</text:p>
          </table:table-cell>
          <table:table-cell table:style-name="Tableau39.E1" office:value-type="string">
            <text:p text:style-name="P8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8">itemset 1</text:p>
          </table:table-cell>
          <table:table-cell table:style-name="Tableau39.B2" office:value-type="string">
            <text:p text:style-name="P15">vector(character)</text:p>
          </table:table-cell>
          <table:table-cell table:style-name="Tableau39.C2" office:value-type="string">
            <text:p text:style-name="P15">vector(character)</text:p>
          </table:table-cell>
          <table:table-cell table:style-name="Tableau39.D2" office:value-type="string">
            <text:p text:style-name="P15">…</text:p>
          </table:table-cell>
          <table:table-cell table:style-name="Tableau39.E2" office:value-type="string">
            <text:p text:style-name="P15">vector(character)</text:p>
          </table:table-cell>
        </table:table-row>
        <table:table-row table:style-name="Tableau39.1">
          <table:table-cell table:style-name="Tableau39.A3" office:value-type="string">
            <text:p text:style-name="P8">itemset 2</text:p>
          </table:table-cell>
          <table:table-cell table:style-name="Tableau39.B3" office:value-type="string">
            <text:p text:style-name="P15">vector(character)</text:p>
          </table:table-cell>
          <table:table-cell table:style-name="Tableau39.C3" office:value-type="string">
            <text:p text:style-name="P15">vector(character)</text:p>
          </table:table-cell>
          <table:table-cell table:style-name="Tableau39.D3" office:value-type="string">
            <text:p text:style-name="P15">…</text:p>
          </table:table-cell>
          <table:table-cell table:style-name="Tableau39.E3" office:value-type="string">
            <text:p text:style-name="P15">vector(character)</text:p>
          </table:table-cell>
        </table:table-row>
        <table:table-row table:style-name="Tableau39.1">
          <table:table-cell table:style-name="Tableau39.A4" office:value-type="string">
            <text:p text:style-name="P8">…</text:p>
          </table:table-cell>
          <table:table-cell table:style-name="Tableau39.B4" office:value-type="string">
            <text:p text:style-name="P15">…</text:p>
          </table:table-cell>
          <table:table-cell table:style-name="Tableau39.C4" office:value-type="string">
            <text:p text:style-name="P15">…</text:p>
          </table:table-cell>
          <table:table-cell table:style-name="Tableau39.D4" office:value-type="string">
            <text:p text:style-name="P15">…</text:p>
          </table:table-cell>
          <table:table-cell table:style-name="Tableau39.E4" office:value-type="string">
            <text:p text:style-name="P15">…</text:p>
          </table:table-cell>
        </table:table-row>
        <table:table-row table:style-name="Tableau39.1">
          <table:table-cell table:style-name="Tableau39.A5" office:value-type="string">
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5">vector(character)</text:p>
          </table:table-cell>
          <table:table-cell table:style-name="Tableau39.C5" office:value-type="string">
            <text:p text:style-name="P15">vector(character)</text:p>
          </table:table-cell>
          <table:table-cell table:style-name="Tableau39.D5" office:value-type="string">
            <text:p text:style-name="P15">…</text:p>
          </table:table-cell>
          <table:table-cell table:style-name="Tableau39.E5" office:value-type="string">
            <text:p text:style-name="P15">vector(character)</text:p>
          </table:table-cell>
        </table:table-row>
      </table:table>
      <text:p text:style-name="P47"/>
      <text:p text:style-name="P61"><text:span text:style-name="Police_20_par_20_défaut"><text:span text:style-name="T16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heck_access_for_category(category</text:span></text:span><text:span text:style-name="Police_20_par_20_défaut"><text:span text:style-name="T14">: character or numeric, </text:span></text:span><text:span text:style-name="Police_20_par_20_défaut"><text:span text:style-name="T18">value</text:span></text:span><text:span text:style-name="Police_20_par_20_défaut"><text:span text:style-name="T14">: character, </text:span></text:span><text:span text:style-name="Police_20_par_20_défaut"><text:span text:style-name="T19">stop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27">:</text:span></text:span></text:p>
      <text:p text:style-name="P61"><text:span text:style-name="Police_20_par_20_défaut"><text:span text:style-name="T27"><text:tab/><text:tab/><text:tab/><text:tab/>logical</text:span></text:span></text:p>
      <text:p text:style-name="P57"><text:span text:style-name="Police_20_par_20_défaut"><text:span text:style-name="T16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has_</text:span></text:span><text:span text:style-name="Police_20_par_20_défaut"><text:span text:style-name="T19">item_names()</text:span></text:span><text:span text:style-name="Police_20_par_20_défaut"><text:span text:style-name="T14">: logical</text:span></text:span></text:p>
      <text:p text:style-name="P57"><text:span text:style-name="Police_20_par_20_défaut"><text:span text:style-name="T16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items(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73"><text:span text:style-name="Police_20_par_20_défaut"><text:span text:style-name="T14"><text:s text:c="11"/>see attribute </text:span></text:span><text:span text:style-name="Police_20_par_20_défaut"><text:span text:style-name="T19">items</text:span></text:span></text:p>
      <text:p text:style-name="P57"><text:span text:style-name="Police_20_par_20_défaut"><text:span text:style-name="T16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get_items_from_category</text:span></text:span><text:span text:style-name="Police_20_par_20_défaut"><text:span text:style-name="T19">(category</text:span></text:span><text:span text:style-name="Police_20_par_20_défaut"><text:span text:style-name="T14">: character or numeric, </text:span></text:span><text:span text:style-name="Police_20_par_20_défaut"><text:span text:style-name="T19">value</text:span></text:span><text:span text:style-name="Police_20_par_20_défaut"><text:span text:style-name="T14">: character,</text:span></text:span></text:p>
      <text:p text:style-name="P84"><text:span text:style-name="Police_20_par_20_défaut"><text:span text:style-name="T14"><text:s text:c="12"/></text:span></text:span><text:span text:style-name="Police_20_par_20_défaut"><text:span text:style-name="T19">force_character</text:span></text:span><text:span text:style-name="Police_20_par_20_défaut"><text:span text:style-name="T14">: logical</text:span></text:span><text:span text:style-name="Police_20_par_20_défaut"><text:span text:style-name="T19">)</text:span></text:span><text:span text:style-name="Police_20_par_20_défaut"><text:span text:style-name="T14">: vector(character) or vector(numeric)</text:span></text:span></text:p>
      <text:p text:style-name="P57"><text:span text:style-name="Police_20_par_20_défaut"><text:span text:style-name="T16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tnp(tnp</text:span></text:span><text:span text:style-name="Police_20_par_20_défaut"><text:span text:style-name="T14">: character or TransactionSet or 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text:span text:style-name="Police_20_par_20_défaut"><text:span text:style-name="T14">, </text:span></text:span><text:span text:style-name="Police_20_par_20_défaut"><text:span text:style-name="T19">entities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8"><text:span text:style-name="Police_20_par_20_défaut"><text:span text:style-name="T14"><text:s text:c="7"/></text:span></text:span><text:span text:style-name="Police_20_par_20_défaut"><text:span text:style-name="T31">TransactionSet or </text:span></text:span><text:span text:style-name="Police_20_par_20_défaut"><text:span text:style-name="T14">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/text:p>
      <text:p text:style-name="P57"><text:span text:style-name="Police_20_par_20_défaut"><text:span text:style-name="T16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tnp_itemsets(tnp</text:span></text:span><text:span text:style-name="Police_20_par_20_défaut"><text:span text:style-name="T14">: character or list(vector(character)), </text:span></text:span><text:span text:style-name="Police_20_par_20_défaut"><text:span text:style-name="T19">entities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1"><text:span text:style-name="Police_20_par_20_défaut"><text:span text:style-name="T14"><text:s text:c="11"/>list(vector(character))</text:span></text:span></text:p>
      <text:p text:style-name="P57"><text:span text:style-name="Police_20_par_20_défaut"><text:span text:style-name="T16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which_entities(npr</text:span></text:span><text:span text:style-name="Police_20_par_20_défaut"><text:span text:style-name="T14">: see attribute </text:span></text:span><text:span text:style-name="Police_20_par_20_défaut"><text:span text:style-name="T18">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27"> or return of function </text:span></text:span><text:span text:style-name="Police_20_par_20_défaut"><text:span text:style-name="T18">extract_rules</text:span></text:span><text:span text:style-name="Police_20_par_20_défaut"><text:span text:style-name="T27">,</text:span></text:span></text:p>
      <text:p text:style-name="P70"><text:span text:style-name="Police_20_par_20_défaut"><text:span text:style-name="T18"><text:s text:c="5"/>entities</text:span></text:span><text:span text:style-name="Police_20_par_20_défaut"><text:span text:style-name="T27">: character</text:span></text:span><text:span text:style-name="Police_20_par_20_défaut"><text:span text:style-name="T19">)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which_associated_links(name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character</text:span></text:span></text:p>
      <text:p text:style-name="P89"><text:span text:style-name="Police_20_par_20_défaut"><text:span text:style-name="T37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37"><text:s/></text:span></text:span><text:span text:style-name="Police_20_par_20_défaut"><text:span text:style-name="T36">which_name(name</text:span></text:span><text:span text:style-name="Police_20_par_20_défaut"><text:span text:style-name="T41">: character or vector(character)</text:span></text:span><text:span text:style-name="Police_20_par_20_défaut"><text:span text:style-name="T36">)</text:span></text:span><text:span text:style-name="Police_20_par_20_défaut"><text:span text:style-name="T41">: character or vector(character)</text:span></text:span></text:p>
      <text:p text:style-name="P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1"/>
    </style:style>
    <style:style style:name="MT2" style:family="text">
      <style:text-properties style:use-window-font-color="true" loext:opacity="0%" style:font-name="Calibri Light1" officeooo:rsid="001c1c5b"/>
    </style:style>
    <style:style style:name="MT3" style:family="text">
      <style:text-properties style:use-window-font-color="true" loext:opacity="0%" style:font-name="Calibri Light1" officeooo:rsid="0021a597"/>
    </style:style>
    <style:style style:name="MT4" style:family="text">
      <style:text-properties style:use-window-font-color="true" loext:opacity="0%" style:font-name="Calibri Light1" officeooo:rsid="0028e92b"/>
    </style:style>
    <style:style style:name="MT5" style:family="text">
      <style:text-properties style:use-window-font-color="true" loext:opacity="0%" style:font-name="Calibri Light1" officeooo:rsid="00386e28"/>
    </style:style>
    <style:style style:name="MT6" style:family="text">
      <style:text-properties style:use-window-font-color="true" loext:opacity="0%" style:font-name="Calibri Light1" officeooo:rsid="003ffed2"/>
    </style:style>
    <style:style style:name="MT7" style:family="text">
      <style:text-properties officeooo:rsid="001c1c5b"/>
    </style:style>
    <style:style style:name="MT8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1</text:span><text:span text:style-name="MT6">1</text:span><text:span text:style-name="MT7"><text:tab/><text:tab/></text:span><text:span text:style-name="MT8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10T23:17:15.717000000</dc:date>
    <meta:print-date>2021-02-16T19:18:00Z</meta:print-date>
    <meta:editing-cycles>316</meta:editing-cycles>
    <meta:editing-duration>PT4H45M30S</meta:editing-duration>
    <meta:document-statistic meta:table-count="39" meta:image-count="0" meta:object-count="134" meta:page-count="9" meta:paragraph-count="693" meta:word-count="1603" meta:character-count="14300" meta:non-whitespace-character-count="12562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